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Code">
      <style:paragraph-properties fo:margin-left="0in" fo:margin-right="0.1in" fo:text-indent="0in" style:auto-text-indent="false" style:shadow="none"/>
    </style:style>
    <style:style style:name="P2" style:family="paragraph" style:parent-style-name="Body_20_Text">
      <style:text-properties fo:font-weight="bold" style:font-weight-asian="bold" style:font-weight-complex="bold"/>
    </style:style>
    <style:style style:name="P3" style:family="paragraph" style:parent-style-name="Body_20_Text">
      <style:text-properties fo:font-weight="normal" style:font-weight-asian="normal" style:font-weight-complex="normal"/>
    </style:style>
    <style:style style:name="P4" style:family="paragraph" style:parent-style-name="Code" style:list-style-name="L1">
      <style:paragraph-properties fo:margin-left="0in" fo:margin-right="0.1in" fo:text-indent="0in" style:auto-text-indent="false" style:shadow="none"/>
    </style:style>
    <style:style style:name="P5" style:family="paragraph" style:parent-style-name="Chapter_20_Number" style:master-page-name="Standard"/>
    <style:style style:name="P6" style:family="paragraph" style:parent-style-name="Code_20_First" style:list-style-name="L2">
      <style:paragraph-properties fo:margin-left="0in" fo:margin-right="0.1in" fo:text-indent="0in" style:auto-text-indent="false" style:shadow="none"/>
    </style:style>
    <style:style style:name="P7" style:family="paragraph" style:parent-style-name="Code" style:list-style-name="L2"/>
    <style:style style:name="P8" style:family="paragraph" style:parent-style-name="Code" style:list-style-name="L2">
      <style:paragraph-properties fo:margin-left="0in" fo:margin-right="0.1in" fo:text-indent="0in" style:auto-text-indent="false" style:shadow="none"/>
    </style:style>
    <style:style style:name="P9" style:family="paragraph" style:parent-style-name="Code_20_Last" style:list-style-name="L2">
      <style:paragraph-properties fo:margin-left="0in" fo:margin-right="0.1in" fo:text-indent="0in" style:auto-text-indent="false" style:shadow="none"/>
    </style:style>
    <style:style style:name="P10" style:family="paragraph" style:parent-style-name="Code_20_First" style:list-style-name="L3">
      <style:paragraph-properties fo:margin-left="0in" fo:margin-right="0.1in" fo:text-indent="0in" style:auto-text-indent="false" style:shadow="none"/>
    </style:style>
    <style:style style:name="P11" style:family="paragraph" style:parent-style-name="Code" style:list-style-name="L3"/>
    <style:style style:name="P12" style:family="paragraph" style:parent-style-name="Code" style:list-style-name="L3">
      <style:paragraph-properties fo:margin-left="0in" fo:margin-right="0.1in" fo:text-indent="0in" style:auto-text-indent="false" style:shadow="none"/>
    </style:style>
    <style:style style:name="P13" style:family="paragraph" style:parent-style-name="Code_20_Last" style:list-style-name="L3"/>
    <style:style style:name="P14" style:family="paragraph" style:parent-style-name="Bullet_20_First" style:list-style-name="L4"/>
    <style:style style:name="P15" style:family="paragraph" style:parent-style-name="Bullet" style:list-style-name="L4"/>
    <style:style style:name="P16" style:family="paragraph" style:parent-style-name="Bullet_20_Last" style:list-style-name="L4"/>
    <style:style style:name="P17" style:family="paragraph" style:parent-style-name="Code_20_First" style:list-style-name="L1">
      <style:paragraph-properties fo:margin-left="0in" fo:margin-right="0.1in" fo:text-indent="0in" style:auto-text-indent="false" style:shadow="none"/>
    </style:style>
    <style:style style:name="P18" style:family="paragraph" style:parent-style-name="Code" style:list-style-name="L1"/>
    <style:style style:name="P19" style:family="paragraph" style:parent-style-name="Code_20_Last" style:list-style-name="L1"/>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parent-style-name="Code_20_Inline">
      <style:text-properties fo:font-weight="bold" style:font-weight-asian="bold" style:font-weight-complex="bold"/>
    </style:style>
    <style:style style:name="T4" style:family="text">
      <style:text-properties fo:color="#000000" style:font-name="TheSansMonoConNormal" fo:font-size="10pt" fo:language="en" fo:country="US" fo:font-weight="normal" style:font-name-asian="Times New Roman" style:font-size-asian="10pt" style:language-asian="en" style:country-asian="US" style:font-weight-asian="normal" style:font-name-complex="Times New Roman" style:font-size-complex="10pt" style:language-complex="ar" style:country-complex="SA"/>
    </style:style>
    <style:style style:name="T5" style:family="text">
      <style:text-properties fo:font-weight="normal" style:font-weight-asian="normal" style:font-weight-complex="normal"/>
    </style:style>
    <style:style style:name="T6" style:family="text">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text:list-style style:name="L1">
      <text:list-level-style-number text:level="1" text:style-name="Numbering_20_Symbols" style:num-suffix=" "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
      <text:list-level-style-number text:level="1" text:style-name="Numbering_20_Symbols" style:num-suffix=" "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3">
      <text:list-level-style-number text:level="1" text:style-name="Numbering_20_Symbols" style:num-suffix=" "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office:forms form:automatic-focus="false" form:apply-design-mode="false"/>
      <text:tracked-changes>
        <text:changed-region text:id="ct1221344592">
          <text:insertion>
            <office:change-info>
              <dc:creator>Ray Lischner</dc:creator>
              <dc:date>2006-08-10T09:52:00</dc:date>
            </office:change-info>
          </text:insertion>
        </text:changed-region>
        <text:changed-region text:id="ct1221342016">
          <text:insertion>
            <office:change-info>
              <dc:creator>Matthew Moodie</dc:creator>
              <dc:date>2006-08-01T10:34:00</dc:date>
            </office:change-info>
          </text:insertion>
        </text:changed-region>
        <text:changed-region text:id="ct1221344704">
          <text:deletion>
            <office:change-info>
              <dc:creator>Matthew Moodie</dc:creator>
              <dc:date>2006-08-01T10:34:00</dc:date>
            </office:change-info>
            <text:p text:style-name="Body_20_Text">Try to w</text:p>
          </text:deletion>
        </text:changed-region>
        <text:changed-region text:id="ct1221344928">
          <text:insertion>
            <office:change-info>
              <dc:creator>Matthew Moodie</dc:creator>
              <dc:date>2006-08-01T10:35:00</dc:date>
            </office:change-info>
          </text:insertion>
        </text:changed-region>
        <text:changed-region text:id="ct1221342464">
          <text:deletion>
            <office:change-info>
              <dc:creator>Ray Lischner</dc:creator>
              <dc:date>2006-08-10T11:10:00</dc:date>
            </office:change-info>
            <text:p text:style-name="Heading_20_1">Array</text:p>
          </text:deletion>
        </text:changed-region>
        <text:changed-region text:id="ct1221344480">
          <text:insertion>
            <office:change-info>
              <dc:creator>Ray Lischner</dc:creator>
              <dc:date>2006-08-10T11:10:00</dc:date>
            </office:change-info>
          </text:insertion>
        </text:changed-region>
        <text:changed-region text:id="ct1221343920">
          <text:insertion>
            <office:change-info>
              <dc:creator>Ray Lischner</dc:creator>
              <dc:date>2006-08-10T11:11:00</dc:date>
            </office:change-info>
          </text:insertion>
        </text:changed-region>
        <text:changed-region text:id="ct1221341456">
          <text:insertion>
            <office:change-info>
              <dc:creator>Ray Lischner</dc:creator>
              <dc:date>2006-08-10T09:53:00</dc:date>
            </office:change-info>
          </text:insertion>
        </text:changed-region>
        <text:changed-region text:id="ct1221341904">
          <text:insertion>
            <office:change-info>
              <dc:creator>Ray Lischner</dc:creator>
              <dc:date>2006-08-10T09:53:00</dc:date>
            </office:change-info>
          </text:insertion>
        </text:changed-region>
        <text:changed-region text:id="ct1221341344">
          <text:deletion>
            <office:change-info>
              <dc:creator>Ray Lischner</dc:creator>
              <dc:date>2006-08-10T09:54:00</dc:date>
            </office:change-info>
            <text:p text:style-name="Body_20_Text_20_First">using a slow sort, such as insertion sort</text:p>
          </text:deletion>
        </text:changed-region>
        <text:changed-region text:id="ct1221341568">
          <text:insertion>
            <office:change-info>
              <dc:creator>Matthew Moodie</dc:creator>
              <dc:date>2006-08-01T10:36:00</dc:date>
            </office:change-info>
          </text:insertion>
        </text:changed-region>
        <text:changed-region text:id="ct1221341680">
          <text:insertion>
            <office:change-info>
              <dc:creator>Ray Lischner</dc:creator>
              <dc:date>2006-08-10T09:54:00</dc:date>
            </office:change-info>
          </text:insertion>
        </text:changed-region>
        <text:changed-region text:id="ct1218563296">
          <text:insertion>
            <office:change-info>
              <dc:creator>Ray Lischner</dc:creator>
              <dc:date>2006-08-10T09:55:00</dc:date>
            </office:change-info>
          </text:insertion>
        </text:changed-region>
        <text:changed-region text:id="ct1218563408">
          <text:deletion>
            <office:change-info>
              <dc:creator>Ray Lischner</dc:creator>
              <dc:date>2006-08-10T11:11:00</dc:date>
            </office:change-info>
            <text:p text:style-name="Body_20_Text_20_First">an array of </text:p>
          </text:deletion>
        </text:changed-region>
        <text:changed-region text:id="ct1210468912">
          <text:deletion>
            <office:change-info>
              <dc:creator>Ray Lischner</dc:creator>
              <dc:date>2006-08-10T11:11:00</dc:date>
            </office:change-info>
            <text:p text:style-name="P1">array</text:p>
          </text:deletion>
        </text:changed-region>
        <text:changed-region text:id="ct1218557180">
          <text:insertion>
            <office:change-info>
              <dc:creator>Ray Lischner</dc:creator>
              <dc:date>2006-08-10T11:11:00</dc:date>
            </office:change-info>
          </text:insertion>
        </text:changed-region>
        <text:changed-region text:id="ct1218557292">
          <text:deletion>
            <office:change-info>
              <dc:creator>Ray Lischner</dc:creator>
              <dc:date>2006-08-10T11:10:00</dc:date>
            </office:change-info>
            <text:p text:style-name="P1">array</text:p>
          </text:deletion>
        </text:changed-region>
        <text:changed-region text:id="ct1218556956">
          <text:insertion>
            <office:change-info>
              <dc:creator>Ray Lischner</dc:creator>
              <dc:date>2006-08-10T11:10:00</dc:date>
            </office:change-info>
          </text:insertion>
        </text:changed-region>
        <text:changed-region text:id="ct1218559420">
          <text:deletion>
            <office:change-info>
              <dc:creator>Ray Lischner</dc:creator>
              <dc:date>2006-08-10T11:10:00</dc:date>
            </office:change-info>
            <text:p text:style-name="P1">array</text:p>
          </text:deletion>
        </text:changed-region>
        <text:changed-region text:id="ct1218559532">
          <text:insertion>
            <office:change-info>
              <dc:creator>Ray Lischner</dc:creator>
              <dc:date>2006-08-10T11:10:00</dc:date>
            </office:change-info>
          </text:insertion>
        </text:changed-region>
        <text:changed-region text:id="ct1218559756">
          <text:insertion>
            <office:change-info>
              <dc:creator>Ray Lischner</dc:creator>
              <dc:date>2006-08-10T09:58:00</dc:date>
            </office:change-info>
          </text:insertion>
        </text:changed-region>
        <text:changed-region text:id="ct1218555948">
          <text:insertion>
            <office:change-info>
              <dc:creator>Ray Lischner</dc:creator>
              <dc:date>2006-08-10T09:59:00</dc:date>
            </office:change-info>
          </text:insertion>
        </text:changed-region>
        <text:changed-region text:id="ct1218556172">
          <text:insertion>
            <office:change-info>
              <dc:creator>Ray Lischner</dc:creator>
              <dc:date>2006-08-10T10:00:00</dc:date>
            </office:change-info>
          </text:insertion>
        </text:changed-region>
        <text:changed-region text:id="ct1218557404">
          <text:deletion>
            <office:change-info>
              <dc:creator>Ray Lischner</dc:creator>
              <dc:date>2006-08-10T09:59:00</dc:date>
            </office:change-info>
            <text:p text:style-name="Body_20_Text_20_Cont">This simple program has a lot going on, so let’s take it one step at a time.</text:p>
          </text:deletion>
        </text:changed-region>
        <text:changed-region text:id="ct1218557628">
          <text:insertion>
            <office:change-info>
              <dc:creator>Ray Lischner</dc:creator>
              <dc:date>2006-09-20T13:58:00</dc:date>
            </office:change-info>
          </text:insertion>
        </text:changed-region>
        <text:changed-region text:id="ct1218556060">
          <text:deletion>
            <office:change-info>
              <dc:creator>Ray Lischner</dc:creator>
              <dc:date>2006-09-20T13:58:00</dc:date>
            </office:change-info>
            <text:p text:style-name="Body_20_Text_20_First">clar</text:p>
          </text:deletion>
        </text:changed-region>
        <text:changed-region text:id="ct1218557964">
          <text:insertion>
            <office:change-info>
              <dc:creator>Ray Lischner</dc:creator>
              <dc:date>2006-08-10T10:00:00</dc:date>
            </office:change-info>
          </text:insertion>
        </text:changed-region>
        <text:changed-region text:id="ct1218556620">
          <text:deletion>
            <office:change-info>
              <dc:creator>Ray Lischner</dc:creator>
              <dc:date>2006-08-10T10:00:00</dc:date>
            </office:change-info>
            <text:p text:style-name="Body_20_Text_20_First">array</text:p>
          </text:deletion>
        </text:changed-region>
        <text:changed-region text:id="ct1218557516">
          <text:deletion>
            <office:change-info>
              <dc:creator>Ray Lischner</dc:creator>
              <dc:date>2006-08-10T10:00:00</dc:date>
            </office:change-info>
            <text:p text:style-name="Body_20_Text_20_First">, named</text:p>
          </text:deletion>
        </text:changed-region>
        <text:changed-region text:id="ct1218557740">
          <text:insertion>
            <office:change-info>
              <dc:creator>Ray Lischner</dc:creator>
              <dc:date>2006-08-10T10:17:00</dc:date>
            </office:change-info>
          </text:insertion>
        </text:changed-region>
        <text:changed-region text:id="ct1218558188">
          <text:insertion>
            <office:change-info>
              <dc:creator>Ray Lischner</dc:creator>
              <dc:date>2006-08-10T10:18:00</dc:date>
            </office:change-info>
          </text:insertion>
        </text:changed-region>
        <text:changed-region text:id="ct1217922396">
          <text:insertion>
            <office:change-info>
              <dc:creator>Ray Lischner</dc:creator>
              <dc:date>2006-08-10T10:19:00</dc:date>
            </office:change-info>
          </text:insertion>
        </text:changed-region>
        <text:changed-region text:id="ct1217922620">
          <text:insertion>
            <office:change-info>
              <dc:creator>Ray Lischner</dc:creator>
              <dc:date>2006-08-10T10:20:00</dc:date>
            </office:change-info>
          </text:insertion>
        </text:changed-region>
        <text:changed-region text:id="ct1217922284">
          <text:insertion>
            <office:change-info>
              <dc:creator>Ray Lischner</dc:creator>
              <dc:date>2006-09-20T13:58:00</dc:date>
            </office:change-info>
          </text:insertion>
        </text:changed-region>
        <text:changed-region text:id="ct1217924524">
          <text:deletion>
            <office:change-info>
              <dc:creator>Ray Lischner</dc:creator>
              <dc:date>2006-09-20T13:58:00</dc:date>
            </office:change-info>
            <text:p text:style-name="Body_20_Text_20_First"><text:span text:style-name="T1">clara</text:span></text:p>
          </text:deletion>
        </text:changed-region>
        <text:changed-region text:id="ct1217924972">
          <text:insertion>
            <office:change-info>
              <dc:creator>Matthew Moodie</dc:creator>
              <dc:date>2006-08-01T12:04:00</dc:date>
            </office:change-info>
          </text:insertion>
        </text:changed-region>
        <text:changed-region text:id="ct1217922508">
          <text:deletion>
            <office:change-info>
              <dc:creator>Ray Lischner</dc:creator>
              <dc:date>2006-08-10T10:20:00</dc:date>
            </office:change-info>
            <text:p text:style-name="Body_20_Text">array</text:p>
          </text:deletion>
        </text:changed-region>
        <text:changed-region text:id="ct1217923292">
          <text:insertion>
            <office:change-info>
              <dc:creator>Ray Lischner</dc:creator>
              <dc:date>2006-08-10T10:20:00</dc:date>
            </office:change-info>
          </text:insertion>
        </text:changed-region>
        <text:changed-region text:id="ct1217921948">
          <text:insertion>
            <office:change-info>
              <dc:creator>Ray Lischner</dc:creator>
              <dc:date>2006-08-10T10:20:00</dc:date>
            </office:change-info>
          </text:insertion>
        </text:changed-region>
        <text:changed-region text:id="ct1217923516">
          <text:insertion>
            <office:change-info>
              <dc:creator>Ray Lischner</dc:creator>
              <dc:date>2006-08-10T10:21:00</dc:date>
            </office:change-info>
          </text:insertion>
        </text:changed-region>
        <text:changed-region text:id="ct1217923740">
          <text:deletion>
            <office:change-info>
              <dc:creator>Ray Lischner</dc:creator>
              <dc:date>2006-08-10T10:21:00</dc:date>
            </office:change-info>
            <text:p text:style-name="Body_20_Text">that </text:p>
          </text:deletion>
        </text:changed-region>
        <text:changed-region text:id="ct1217922844">
          <text:insertion>
            <office:change-info>
              <dc:creator>Ray Lischner</dc:creator>
              <dc:date>2006-08-10T10:21:00</dc:date>
            </office:change-info>
          </text:insertion>
        </text:changed-region>
        <text:changed-region text:id="ct1217923628">
          <text:insertion>
            <office:change-info>
              <dc:creator>Ray Lischner</dc:creator>
              <dc:date>2006-08-10T10:21:00</dc:date>
            </office:change-info>
          </text:insertion>
        </text:changed-region>
        <text:changed-region text:id="ct1217923852">
          <text:insertion>
            <office:change-info>
              <dc:creator>Ray Lischner</dc:creator>
              <dc:date>2006-08-10T10:22:00</dc:date>
            </office:change-info>
          </text:insertion>
        </text:changed-region>
        <text:changed-region text:id="ct1217923404">
          <text:deletion>
            <office:change-info>
              <dc:creator>Ray Lischner</dc:creator>
              <dc:date>2006-08-10T11:12:00</dc:date>
            </office:change-info>
            <text:p text:style-name="Body_20_Text">array</text:p>
          </text:deletion>
        </text:changed-region>
        <text:changed-region text:id="ct1217924300">
          <text:insertion>
            <office:change-info>
              <dc:creator>Ray Lischner</dc:creator>
              <dc:date>2006-08-10T11:12:00</dc:date>
            </office:change-info>
          </text:insertion>
        </text:changed-region>
        <text:changed-region text:id="ct1218607316">
          <text:insertion>
            <office:change-info>
              <dc:creator>Ray Lischner</dc:creator>
              <dc:date>2006-08-10T10:24:00</dc:date>
            </office:change-info>
          </text:insertion>
        </text:changed-region>
        <text:changed-region text:id="ct1218605524">
          <text:insertion>
            <office:change-info>
              <dc:creator>Ray Lischner</dc:creator>
              <dc:date>2006-08-10T10:25:00</dc:date>
            </office:change-info>
          </text:insertion>
        </text:changed-region>
        <text:changed-region text:id="ct1218607876">
          <text:insertion>
            <office:change-info>
              <dc:creator>Ray Lischner</dc:creator>
              <dc:date>2006-08-10T10:26:00</dc:date>
            </office:change-info>
          </text:insertion>
        </text:changed-region>
        <text:changed-region text:id="ct1218605860">
          <text:insertion>
            <office:change-info>
              <dc:creator>Ray Lischner</dc:creator>
              <dc:date>2006-08-10T10:27:00</dc:date>
            </office:change-info>
          </text:insertion>
        </text:changed-region>
        <text:changed-region text:id="ct1218605188">
          <text:deletion>
            <office:change-info>
              <dc:creator>Ray Lischner</dc:creator>
              <dc:date>2006-08-10T10:24:00</dc:date>
            </office:change-info>
            <text:p text:style-name="Body_20_Text">In other words, a <text:span text:style-name="Code_20_Inline">vector</text:span> is just like a resizeable array</text:p>
          </text:deletion>
        </text:changed-region>
        <text:changed-region text:id="ct1218600128">
          <text:deletion>
            <office:change-info>
              <dc:creator>Ray Lischner</dc:creator>
              <dc:date>2006-08-10T10:24:00</dc:date>
            </office:change-info>
            <text:p text:style-name="Body_20_Text"><text:s/>i</text:p>
          </text:deletion>
        </text:changed-region>
        <text:changed-region text:id="ct1218607988">
          <text:deletion>
            <office:change-info>
              <dc:creator>Matthew Moodie</dc:creator>
              <dc:date>2006-08-01T10:43:00</dc:date>
            </office:change-info>
            <text:p text:style-name="Body_20_Text">s</text:p>
          </text:deletion>
        </text:changed-region>
        <text:changed-region text:id="ct1218607204">
          <text:deletion>
            <office:change-info>
              <dc:creator>Ray Lischner</dc:creator>
              <dc:date>2006-08-10T10:24:00</dc:date>
            </office:change-info>
            <text:p text:style-name="Body_20_Text"><text:s/>many other programming languages.n</text:p>
          </text:deletion>
        </text:changed-region>
        <text:changed-region text:id="ct1218605972">
          <text:deletion>
            <office:change-info>
              <dc:creator>Ray Lischner</dc:creator>
              <dc:date>2006-08-10T10:32:00</dc:date>
            </office:change-info>
            <text:p text:style-name="Body_20_Text"/>
            <text:p text:style-name="Body_20_Text"/>
          </text:deletion>
        </text:changed-region>
        <text:changed-region text:id="ct1218605748">
          <text:deletion>
            <office:change-info>
              <dc:creator>Ray Lischner</dc:creator>
              <dc:date>2006-08-10T10:25:00</dc:date>
            </office:change-info>
            <text:p text:style-name="Body_20_Text">Like any array, a <text:span text:style-name="Code_20_Inline">vector</text:span> has a </text:p>
          </text:deletion>
        </text:changed-region>
        <text:changed-region text:id="ct1218605636">
          <text:deletion>
            <office:change-info>
              <dc:creator>Matthew Moodie</dc:creator>
              <dc:date>2006-08-01T10:43:00</dc:date>
            </office:change-info>
            <text:p text:style-name="Body_20_Text">type </text:p>
          </text:deletion>
        </text:changed-region>
        <text:changed-region text:id="ct1218607428">
          <text:deletion>
            <office:change-info>
              <dc:creator>Ray Lischner</dc:creator>
              <dc:date>2006-08-10T10:25:00</dc:date>
            </office:change-info>
            <text:p text:style-name="Body_20_Text">type<text:hidden-text text:condition="ooow:comment == 1" text:string-value="? surely just 'type'"/>, in this case <text:span text:style-name="Code_20_Inline">int</text:span>. You can specify almost any type as the base type, even another <text:span text:style-name="Code_20_Inline">vector</text:span> (thereby creating something that is quite close to a two-dimensional array).</text:p>
            <text:p text:style-name="Body_20_Text"/>
          </text:deletion>
        </text:changed-region>
        <text:changed-region text:id="ct1218608324">
          <text:deletion>
            <office:change-info>
              <dc:creator>Ray Lischner</dc:creator>
              <dc:date>2006-08-10T10:28:00</dc:date>
            </office:change-info>
            <text:p text:style-name="Body_20_Text">exAs you can tell from the <text:span text:style-name="Code_20_Inline">std::</text:span> prefix, the <text:span text:style-name="Code_20_Inline">vector</text:span> type is part of the standard library and is not built into the compiler. Therefore, you need to <text:span text:style-name="Code_20_Inline">#include</text:span> <text:span text:style-name="Code_20_Inline">&lt;vector&gt;</text:span>, as you can see on line 5. No surprises there.</text:p>
            <text:p text:style-name="Body_20_Text">Line 15 calls the <text:span text:style-name="Code_20_Inline">push_back</text:span> function to add numbers to the end of the array. The “back” of a vector is the end, with the highest ind</text:p>
          </text:deletion>
        </text:changed-region>
        <text:changed-region text:id="ct1218605412">
          <text:deletion>
            <office:change-info>
              <dc:creator>Matthew Moodie</dc:creator>
              <dc:date>2006-08-01T10:45:00</dc:date>
            </office:change-info>
            <text:p text:style-name="Body_20_Text">ices</text:p>
          </text:deletion>
        </text:changed-region>
        <text:changed-region text:id="ct1218605300">
          <text:deletion>
            <office:change-info>
              <dc:creator>Ray Lischner</dc:creator>
              <dc:date>2006-08-10T10:28:00</dc:date>
            </office:change-info>
            <text:p text:style-name="Body_20_Text">. The “front” is the beginning, so <text:span text:style-name="Code_20_Inline">back()</text:span> returns the last element of the vector, and <text:span text:style-name="Code_20_Inline">front()</text:span> returns the first. If you want to refer to a specific element, use <text:span text:style-name="Code_20_Inline">at(n)</text:span>, where <text:span text:style-name="Code_20_Inline">n</text:span> is a zero-based index, as shown on line 22. Thus, <text:span text:style-name="Code_20_Inline">front()</text:span> is the same as <text:span text:style-name="Code_20_Inline">at(0)</text:span><text:span text:style-name="Code_20_Inline"><text:hidden-text text:condition="ooow:comment == 1" text:string-value="I understand your choice but the reader is going to see [] used almost everywhere else"/></text:span>.</text:p>
            <text:p text:style-name="Body_20_Text"/>
          </text:deletion>
        </text:changed-region>
        <text:changed-region text:id="ct1218597552">
          <text:insertion>
            <office:change-info>
              <dc:creator>Ray Lischner</dc:creator>
              <dc:date>2006-08-10T10:32:00</dc:date>
            </office:change-info>
          </text:insertion>
        </text:changed-region>
        <text:changed-region text:id="ct1218598896">
          <text:deletion>
            <office:change-info>
              <dc:creator>Ray Lischner</dc:creator>
              <dc:date>2006-08-10T10:33:00</dc:date>
            </office:change-info>
            <text:p text:style-name="Body_20_Text"><text:span text:style-name="Code_20_Inline">, and </text:span><text:span text:style-name="Code_20_Inline"><text:span text:style-name="Code_20_Inline">back()</text:span></text:span><text:span text:style-name="Code_20_Inline"> is </text:span></text:p>
          </text:deletion>
        </text:changed-region>
        <text:changed-region text:id="ct1218598784">
          <text:deletion>
            <office:change-info>
              <dc:creator>Ray Lischner</dc:creator>
              <dc:date>2006-08-10T10:28:00</dc:date>
            </office:change-info>
            <text:p text:style-name="Body_20_Text"><text:span text:style-name="Code_20_Inline">the same as</text:span></text:p>
          </text:deletion>
        </text:changed-region>
        <text:changed-region text:id="ct1218608884">
          <text:deletion>
            <office:change-info>
              <dc:creator>Ray Lischner</dc:creator>
              <dc:date>2006-08-10T10:33:00</dc:date>
            </office:change-info>
            <text:p text:style-name="Body_20_Text"><text:span text:style-name="Code_20_Inline"><text:s/></text:span><text:span text:style-name="Code_20_Inline"><text:span text:style-name="Code_20_Inline">at(size()</text:span></text:span><text:span text:style-name="Code_20_Inline"> </text:span><text:span text:style-name="Code_20_Inline"><text:span text:style-name="Code_20_Inline">-</text:span></text:span><text:span text:style-name="Code_20_Inline"> </text:span><text:span text:style-name="Code_20_Inline"><text:span text:style-name="Code_20_Inline">1)</text:span></text:span></text:p>
          </text:deletion>
        </text:changed-region>
        <text:changed-region text:id="ct1218600016">
          <text:insertion>
            <office:change-info>
              <dc:creator>Ray Lischner</dc:creator>
              <dc:date>2006-08-10T10:33:00</dc:date>
            </office:change-info>
          </text:insertion>
        </text:changed-region>
        <text:changed-region text:id="ct1218599904">
          <text:insertion>
            <office:change-info>
              <dc:creator>Ray Lischner</dc:creator>
              <dc:date>2006-08-10T10:34:00</dc:date>
            </office:change-info>
          </text:insertion>
        </text:changed-region>
        <text:changed-region text:id="ct1218599792">
          <text:insertion>
            <office:change-info>
              <dc:creator>Ray Lischner</dc:creator>
              <dc:date>2006-08-10T10:35:00</dc:date>
            </office:change-info>
          </text:insertion>
        </text:changed-region>
        <text:changed-region text:id="ct1218596880">
          <text:insertion>
            <office:change-info>
              <dc:creator>Ray Lischner</dc:creator>
              <dc:date>2006-08-10T10:29:00</dc:date>
            </office:change-info>
          </text:insertion>
        </text:changed-region>
        <text:changed-region text:id="ct1218596992">
          <text:format-change>
            <office:change-info>
              <dc:creator>Ray Lischner</dc:creator>
              <dc:date>2006-08-10T10:35:00</dc:date>
            </office:change-info>
          </text:format-change>
        </text:changed-region>
        <text:changed-region text:id="ct1218597104">
          <text:insertion>
            <office:change-info>
              <dc:creator>Ray Lischner</dc:creator>
              <dc:date>2006-09-20T13:58:00</dc:date>
            </office:change-info>
          </text:insertion>
        </text:changed-region>
        <text:changed-region text:id="ct1218598448">
          <text:deletion>
            <office:change-info>
              <dc:creator>Ray Lischner</dc:creator>
              <dc:date>2006-09-20T13:58:00</dc:date>
            </office:change-info>
            <text:p text:style-name="P2">clar</text:p>
          </text:deletion>
        </text:changed-region>
        <text:changed-region text:id="ct1218598112">
          <text:deletion>
            <office:change-info>
              <dc:creator>Ray Lischner</dc:creator>
              <dc:date>2006-08-10T10:36:00</dc:date>
            </office:change-info>
            <text:p text:style-name="P2">n</text:p>
          </text:deletion>
        </text:changed-region>
        <text:changed-region text:id="ct1218599680">
          <text:deletion>
            <office:change-info>
              <dc:creator>Ray Lischner</dc:creator>
              <dc:date>2006-08-10T10:36:00</dc:date>
            </office:change-info>
            <text:p text:style-name="P2">array</text:p>
          </text:deletion>
        </text:changed-region>
        <text:changed-region text:id="ct1218597776">
          <text:insertion>
            <office:change-info>
              <dc:creator>Ray Lischner</dc:creator>
              <dc:date>2006-08-10T10:36:00</dc:date>
            </office:change-info>
          </text:insertion>
        </text:changed-region>
        <text:changed-region text:id="ct1218597888">
          <text:insertion>
            <office:change-info>
              <dc:creator>Ray Lischner</dc:creator>
              <dc:date>2006-09-20T13:59:00</dc:date>
            </office:change-info>
          </text:insertion>
        </text:changed-region>
        <text:changed-region text:id="ct1218598000">
          <text:deletion>
            <office:change-info>
              <dc:creator>Ray Lischner</dc:creator>
              <dc:date>2006-09-20T13:59:00</dc:date>
            </office:change-info>
            <text:p text:style-name="Body_20_Text">clar</text:p>
          </text:deletion>
        </text:changed-region>
        <text:changed-region text:id="ct1218598336">
          <text:deletion>
            <office:change-info>
              <dc:creator>Ray Lischner</dc:creator>
              <dc:date>2006-09-20T13:59:00</dc:date>
            </office:change-info>
            <text:p text:style-name="Body_20_Text">clar</text:p>
          </text:deletion>
        </text:changed-region>
        <text:changed-region text:id="ct1218598224">
          <text:insertion>
            <office:change-info>
              <dc:creator>Ray Lischner</dc:creator>
              <dc:date>2006-09-20T13:59:00</dc:date>
            </office:change-info>
          </text:insertion>
        </text:changed-region>
        <text:changed-region text:id="ct1218598560">
          <text:insertion>
            <office:change-info>
              <dc:creator>Ray Lischner</dc:creator>
              <dc:date>2006-09-20T13:59:00</dc:date>
            </office:change-info>
          </text:insertion>
        </text:changed-region>
        <text:changed-region text:id="ct1144947152">
          <text:deletion>
            <office:change-info>
              <dc:creator>Ray Lischner</dc:creator>
              <dc:date>2006-09-20T13:59:00</dc:date>
            </office:change-info>
            <text:p text:style-name="P3">clar</text:p>
          </text:deletion>
        </text:changed-region>
        <text:changed-region text:id="ct1144947824">
          <text:insertion>
            <office:change-info>
              <dc:creator>Ray Lischner</dc:creator>
              <dc:date>2006-08-10T10:37:00</dc:date>
            </office:change-info>
          </text:insertion>
        </text:changed-region>
        <text:changed-region text:id="ct1144949056">
          <text:insertion>
            <office:change-info>
              <dc:creator>Matthew Moodie</dc:creator>
              <dc:date>2006-08-01T10:51:00</dc:date>
            </office:change-info>
          </text:insertion>
        </text:changed-region>
        <text:changed-region text:id="ct1144949280">
          <text:insertion>
            <office:change-info>
              <dc:creator>Ray Lischner</dc:creator>
              <dc:date>2006-08-10T10:38:00</dc:date>
            </office:change-info>
          </text:insertion>
        </text:changed-region>
        <text:changed-region text:id="ct1144949168">
          <text:deletion>
            <office:change-info>
              <dc:creator>Ray Lischner</dc:creator>
              <dc:date>2006-08-10T10:39:00</dc:date>
            </office:change-info>
            <text:p text:style-name="Body_20_Text">n</text:p>
          </text:deletion>
        </text:changed-region>
        <text:changed-region text:id="ct1144949616">
          <text:deletion>
            <office:change-info>
              <dc:creator>Ray Lischner</dc:creator>
              <dc:date>2006-08-10T10:39:00</dc:date>
            </office:change-info>
            <text:p text:style-name="Body_20_Text">array</text:p>
          </text:deletion>
        </text:changed-region>
        <text:changed-region text:id="ct1144949728">
          <text:insertion>
            <office:change-info>
              <dc:creator>Ray Lischner</dc:creator>
              <dc:date>2006-08-10T10:39:00</dc:date>
            </office:change-info>
          </text:insertion>
        </text:changed-region>
        <text:changed-region text:id="ct1144949840">
          <text:format-change>
            <office:change-info>
              <dc:creator>Ray Lischner</dc:creator>
              <dc:date>2006-08-10T10:39:00</dc:date>
            </office:change-info>
          </text:format-change>
        </text:changed-region>
        <text:changed-region text:id="ct1144950400">
          <text:insertion>
            <office:change-info>
              <dc:creator>Ray Lischner</dc:creator>
              <dc:date>2006-08-10T10:40:00</dc:date>
            </office:change-info>
          </text:insertion>
        </text:changed-region>
        <text:changed-region text:id="ct1144947600">
          <text:insertion>
            <office:change-info>
              <dc:creator>Ray Lischner</dc:creator>
              <dc:date>2006-08-10T10:41:00</dc:date>
            </office:change-info>
          </text:insertion>
        </text:changed-region>
        <text:changed-region text:id="ct1144947488">
          <text:insertion>
            <office:change-info>
              <dc:creator>Ray Lischner</dc:creator>
              <dc:date>2006-08-10T10:42:00</dc:date>
            </office:change-info>
          </text:insertion>
        </text:changed-region>
        <text:changed-region text:id="ct1144949392">
          <text:insertion>
            <office:change-info>
              <dc:creator>Ray Lischner</dc:creator>
              <dc:date>2006-08-10T10:43:00</dc:date>
            </office:change-info>
          </text:insertion>
        </text:changed-region>
        <text:changed-region text:id="ct1144946816">
          <text:insertion>
            <office:change-info>
              <dc:creator>Ray Lischner</dc:creator>
              <dc:date>2006-08-10T10:44:00</dc:date>
            </office:change-info>
          </text:insertion>
        </text:changed-region>
        <text:changed-region text:id="ct1144946704">
          <text:insertion>
            <office:change-info>
              <dc:creator>Ray Lischner</dc:creator>
              <dc:date>2006-08-10T10:44:00</dc:date>
            </office:change-info>
          </text:insertion>
        </text:changed-region>
        <text:changed-region text:id="ct1144948384">
          <text:insertion>
            <office:change-info>
              <dc:creator>Ray Lischner</dc:creator>
              <dc:date>2006-08-10T10:44:00</dc:date>
            </office:change-info>
          </text:insertion>
        </text:changed-region>
        <text:changed-region text:id="ct1144948608">
          <text:insertion>
            <office:change-info>
              <dc:creator>Ray Lischner</dc:creator>
              <dc:date>2006-08-10T10:45:00</dc:date>
            </office:change-info>
          </text:insertion>
        </text:changed-region>
        <text:changed-region text:id="ct1144948160">
          <text:format-change>
            <office:change-info>
              <dc:creator>Ray Lischner</dc:creator>
              <dc:date>2006-08-10T10:45:00</dc:date>
            </office:change-info>
          </text:format-change>
        </text:changed-region>
        <text:changed-region text:id="ct1144947936">
          <text:insertion>
            <office:change-info>
              <dc:creator>Ray Lischner</dc:creator>
              <dc:date>2006-08-10T10:45:00</dc:date>
            </office:change-info>
          </text:insertion>
        </text:changed-region>
        <text:changed-region text:id="ct1144947712">
          <text:insertion>
            <office:change-info>
              <dc:creator>Ray Lischner</dc:creator>
              <dc:date>2006-08-10T10:45:00</dc:date>
            </office:change-info>
          </text:insertion>
        </text:changed-region>
        <text:changed-region text:id="ct1144949504">
          <text:insertion>
            <office:change-info>
              <dc:creator>Ray Lischner</dc:creator>
              <dc:date>2006-08-10T10:46:00</dc:date>
            </office:change-info>
          </text:insertion>
        </text:changed-region>
        <text:changed-region text:id="ct1144947264">
          <text:insertion>
            <office:change-info>
              <dc:creator>Ray Lischner</dc:creator>
              <dc:date>2006-08-10T10:47:00</dc:date>
            </office:change-info>
          </text:insertion>
        </text:changed-region>
        <text:changed-region text:id="ct1144947040">
          <text:deletion>
            <office:change-info>
              <dc:creator>Ray Lischner</dc:creator>
              <dc:date>2006-08-10T10:47:00</dc:date>
            </office:change-info>
            <text:p text:style-name="Body_20_Text">Some algorithms implement </text:p>
          </text:deletion>
        </text:changed-region>
        <text:changed-region text:id="ct1144948496">
          <text:deletion>
            <office:change-info>
              <dc:creator>Ray Lischner</dc:creator>
              <dc:date>2006-08-10T10:47:00</dc:date>
            </office:change-info>
            <text:p text:style-name="Body_20_Text">and</text:p>
          </text:deletion>
        </text:changed-region>
        <text:changed-region text:id="ct1144948048">
          <text:insertion>
            <office:change-info>
              <dc:creator>Ray Lischner</dc:creator>
              <dc:date>2006-08-10T10:47:00</dc:date>
            </office:change-info>
          </text:insertion>
        </text:changed-region>
        <text:changed-region text:id="ct1144946928">
          <text:deletion>
            <office:change-info>
              <dc:creator>Ray Lischner</dc:creator>
              <dc:date>2006-08-10T10:47:00</dc:date>
            </office:change-info>
            <text:p text:style-name="Body_20_Text"><text:s/>searches</text:p>
          </text:deletion>
        </text:changed-region>
        <text:changed-region text:id="ct1144948720">
          <text:deletion>
            <office:change-info>
              <dc:creator>Ray Lischner</dc:creator>
              <dc:date>2006-08-10T10:48:00</dc:date>
            </office:change-info>
            <text:p text:style-name="Body_20_Text">Others copy data from one sequence to another, possibly transforming the data on the way. </text:p>
          </text:deletion>
        </text:changed-region>
        <text:changed-region text:id="ct1144948832">
          <text:insertion>
            <office:change-info>
              <dc:creator>Matthew Moodie</dc:creator>
              <dc:date>2006-08-01T11:03:00</dc:date>
            </office:change-info>
          </text:insertion>
        </text:changed-region>
        <text:changed-region text:id="ct1144948944">
          <text:deletion>
            <office:change-info>
              <dc:creator>Matthew Moodie</dc:creator>
              <dc:date>2006-08-01T11:03:00</dc:date>
            </office:change-info>
            <text:p text:style-name="Body_20_Text">e</text:p>
          </text:deletion>
        </text:changed-region>
        <text:changed-region text:id="ct1220634064">
          <text:insertion>
            <office:change-info>
              <dc:creator>Ray Lischner</dc:creator>
              <dc:date>2006-08-10T10:49:00</dc:date>
            </office:change-info>
          </text:insertion>
        </text:changed-region>
        <text:changed-region text:id="ct1220634288">
          <text:insertion>
            <office:change-info>
              <dc:creator>Ray Lischner</dc:creator>
              <dc:date>2006-08-10T10:49:00</dc:date>
            </office:change-info>
          </text:insertion>
        </text:changed-region>
        <text:changed-region text:id="ct1220634176">
          <text:deletion>
            <office:change-info>
              <dc:creator>Ray Lischner</dc:creator>
              <dc:date>2006-08-10T10:49:00</dc:date>
            </office:change-info>
            <text:p text:style-name="Body_20_Text">y</text:p>
          </text:deletion>
        </text:changed-region>
        <text:changed-region text:id="ct1220632608">
          <text:insertion>
            <office:change-info>
              <dc:creator>Ray Lischner</dc:creator>
              <dc:date>2006-08-10T10:50:00</dc:date>
            </office:change-info>
          </text:insertion>
        </text:changed-region>
        <text:changed-region text:id="ct1220634848">
          <text:deletion>
            <office:change-info>
              <dc:creator>Ray Lischner</dc:creator>
              <dc:date>2006-08-10T10:50:00</dc:date>
            </office:change-info>
            <text:p text:style-name="Body_20_Text">input</text:p>
          </text:deletion>
        </text:changed-region>
        <text:changed-region text:id="ct1220635744">
          <text:deletion>
            <office:change-info>
              <dc:creator>Ray Lischner</dc:creator>
              <dc:date>2006-08-10T10:50:00</dc:date>
            </office:change-info>
            <text:p text:style-name="Body_20_Text">output</text:p>
          </text:deletion>
        </text:changed-region>
        <text:changed-region text:id="ct1220636192">
          <text:insertion>
            <office:change-info>
              <dc:creator>Ray Lischner</dc:creator>
              <dc:date>2006-08-10T10:50:00</dc:date>
            </office:change-info>
          </text:insertion>
        </text:changed-region>
        <text:changed-region text:id="ct1220635296">
          <text:insertion>
            <office:change-info>
              <dc:creator>Ray Lischner</dc:creator>
              <dc:date>2006-08-10T10:50:00</dc:date>
            </office:change-info>
          </text:insertion>
        </text:changed-region>
        <text:changed-region text:id="ct1220633616">
          <text:deletion>
            <office:change-info>
              <dc:creator>Ray Lischner</dc:creator>
              <dc:date>2006-08-10T10:50:00</dc:date>
            </office:change-info>
            <text:p text:style-name="Body_20_Text">n</text:p>
          </text:deletion>
        </text:changed-region>
        <text:changed-region text:id="ct1220633840">
          <text:deletion>
            <office:change-info>
              <dc:creator>Ray Lischner</dc:creator>
              <dc:date>2006-08-10T10:50:00</dc:date>
            </office:change-info>
            <text:p text:style-name="Body_20_Text">input</text:p>
          </text:deletion>
        </text:changed-region>
        <text:changed-region text:id="ct1220633728">
          <text:insertion>
            <office:change-info>
              <dc:creator>Ray Lischner</dc:creator>
              <dc:date>2006-08-10T10:50:00</dc:date>
            </office:change-info>
          </text:insertion>
        </text:changed-region>
        <text:changed-region text:id="ct1220635520">
          <text:insertion>
            <office:change-info>
              <dc:creator>Ray Lischner</dc:creator>
              <dc:date>2006-08-10T10:51:00</dc:date>
            </office:change-info>
          </text:insertion>
        </text:changed-region>
        <text:changed-region text:id="ct1219016792">
          <text:deletion>
            <office:change-info>
              <dc:creator>Ray Lischner</dc:creator>
              <dc:date>2006-08-10T10:51:00</dc:date>
            </office:change-info>
            <text:p text:style-name="Body_20_Text">it used as input to an algorithm</text:p>
          </text:deletion>
        </text:changed-region>
        <text:changed-region text:id="ct1220634960">
          <text:insertion>
            <office:change-info>
              <dc:creator>Ray Lischner</dc:creator>
              <dc:date>2006-08-10T10:51:00</dc:date>
            </office:change-info>
          </text:insertion>
        </text:changed-region>
        <text:changed-region text:id="ct1220634736">
          <text:deletion>
            <office:change-info>
              <dc:creator>Ray Lischner</dc:creator>
              <dc:date>2006-08-10T10:51:00</dc:date>
            </office:change-info>
            <text:p text:style-name="Body_20_Text">reads values from the sequence</text:p>
          </text:deletion>
        </text:changed-region>
        <text:changed-region text:id="ct1220634624">
          <text:deletion>
            <office:change-info>
              <dc:creator>Ray Lischner</dc:creator>
              <dc:date>2006-08-10T10:51:00</dc:date>
            </office:change-info>
            <text:p text:style-name="Body_20_Text">os</text:p>
          </text:deletion>
        </text:changed-region>
        <text:changed-region text:id="ct1220634400">
          <text:insertion>
            <office:change-info>
              <dc:creator>Ray Lischner</dc:creator>
              <dc:date>2006-08-10T10:51:00</dc:date>
            </office:change-info>
          </text:insertion>
        </text:changed-region>
        <text:changed-region text:id="ct1220635856">
          <text:deletion>
            <office:change-info>
              <dc:creator>Ray Lischner</dc:creator>
              <dc:date>2006-08-10T10:51:00</dc:date>
            </office:change-info>
            <text:p text:style-name="Body_20_Text">n</text:p>
          </text:deletion>
        </text:changed-region>
        <text:changed-region text:id="ct1220635968">
          <text:deletion>
            <office:change-info>
              <dc:creator>Ray Lischner</dc:creator>
              <dc:date>2006-08-10T10:51:00</dc:date>
            </office:change-info>
            <text:p text:style-name="Body_20_Text">output</text:p>
          </text:deletion>
        </text:changed-region>
        <text:changed-region text:id="ct1220636080">
          <text:insertion>
            <office:change-info>
              <dc:creator>Ray Lischner</dc:creator>
              <dc:date>2006-08-10T10:51:00</dc:date>
            </office:change-info>
          </text:insertion>
        </text:changed-region>
        <text:changed-region text:id="ct1220636304">
          <text:insertion>
            <office:change-info>
              <dc:creator>Ray Lischner</dc:creator>
              <dc:date>2006-08-10T10:52:00</dc:date>
            </office:change-info>
          </text:insertion>
        </text:changed-region>
        <text:changed-region text:id="ct1220636416">
          <text:insertion>
            <office:change-info>
              <dc:creator>Ray Lischner</dc:creator>
              <dc:date>2006-08-10T10:53:00</dc:date>
            </office:change-info>
          </text:insertion>
        </text:changed-region>
        <text:changed-region text:id="ct1220635632">
          <text:insertion>
            <office:change-info>
              <dc:creator>Ray Lischner</dc:creator>
              <dc:date>2006-08-10T10:53:00</dc:date>
            </office:change-info>
          </text:insertion>
        </text:changed-region>
        <text:changed-region text:id="ct1220633056">
          <text:deletion>
            <office:change-info>
              <dc:creator>Ray Lischner</dc:creator>
              <dc:date>2006-09-20T13:59:00</dc:date>
            </office:change-info>
            <text:p text:style-name="Body_20_Text">clar</text:p>
          </text:deletion>
        </text:changed-region>
        <text:changed-region text:id="ct1220632720">
          <text:insertion>
            <office:change-info>
              <dc:creator>Ray Lischner</dc:creator>
              <dc:date>2006-09-20T13:59:00</dc:date>
            </office:change-info>
          </text:insertion>
        </text:changed-region>
        <text:changed-region text:id="ct1230467548">
          <text:insertion>
            <office:change-info>
              <dc:creator>Ray Lischner</dc:creator>
              <dc:date>2006-08-10T10:54:00</dc:date>
            </office:change-info>
          </text:insertion>
        </text:changed-region>
        <text:changed-region text:id="ct1230467660">
          <text:insertion>
            <office:change-info>
              <dc:creator>Ray Lischner</dc:creator>
              <dc:date>2006-08-10T10:54:00</dc:date>
            </office:change-info>
          </text:insertion>
        </text:changed-region>
        <text:changed-region text:id="ct1218313660">
          <text:insertion>
            <office:change-info>
              <dc:creator>Ray Lischner</dc:creator>
              <dc:date>2006-08-10T10:54:00</dc:date>
            </office:change-info>
          </text:insertion>
        </text:changed-region>
        <text:changed-region text:id="ct1218313548">
          <text:deletion>
            <office:change-info>
              <dc:creator>Ray Lischner</dc:creator>
              <dc:date>2006-09-20T13:59:00</dc:date>
            </office:change-info>
            <text:p text:style-name="Body_20_Text_20_First">clara</text:p>
          </text:deletion>
        </text:changed-region>
        <text:changed-region text:id="ct1218313324">
          <text:insertion>
            <office:change-info>
              <dc:creator>Ray Lischner</dc:creator>
              <dc:date>2006-09-20T13:59:00</dc:date>
            </office:change-info>
          </text:insertion>
        </text:changed-region>
        <text:changed-region text:id="ct1218313100">
          <text:insertion>
            <office:change-info>
              <dc:creator>Ray Lischner</dc:creator>
              <dc:date>2006-08-10T10:56:00</dc:date>
            </office:change-info>
          </text:insertion>
        </text:changed-region>
        <text:changed-region text:id="ct1218312988">
          <text:deletion>
            <office:change-info>
              <dc:creator>Ray Lischner</dc:creator>
              <dc:date>2006-08-10T10:56:00</dc:date>
            </office:change-info>
            <text:p text:style-name="Body_20_Text_20_First">class</text:p>
          </text:deletion>
        </text:changed-region>
        <text:changed-region text:id="ct1218312876">
          <text:insertion>
            <office:change-info>
              <dc:creator>Ray Lischner</dc:creator>
              <dc:date>2006-08-10T10:56:00</dc:date>
            </office:change-info>
          </text:insertion>
        </text:changed-region>
        <text:changed-region text:id="ct1218312764">
          <text:insertion>
            <office:change-info>
              <dc:creator>Ray Lischner</dc:creator>
              <dc:date>2006-08-10T10:57:00</dc:date>
            </office:change-info>
          </text:insertion>
        </text:changed-region>
        <text:changed-region text:id="ct1218312652">
          <text:insertion>
            <office:change-info>
              <dc:creator>Matthew Moodie</dc:creator>
              <dc:date>2006-08-01T11:46:00</dc:date>
            </office:change-info>
          </text:insertion>
        </text:changed-region>
        <text:changed-region text:id="ct1218312428">
          <text:insertion>
            <office:change-info>
              <dc:creator>Ray Lischner</dc:creator>
              <dc:date>2006-08-10T10:59:00</dc:date>
            </office:change-info>
          </text:insertion>
        </text:changed-region>
        <text:changed-region text:id="ct1218312540">
          <text:insertion>
            <office:change-info>
              <dc:creator>Ray Lischner</dc:creator>
              <dc:date>2006-08-10T10:59:00</dc:date>
            </office:change-info>
          </text:insertion>
        </text:changed-region>
        <text:changed-region text:id="ct1218312316">
          <text:deletion>
            <office:change-info>
              <dc:creator>Ray Lischner</dc:creator>
              <dc:date>2006-08-10T10:59:00</dc:date>
            </office:change-info>
            <text:p text:style-name="Body_20_Text">array</text:p>
          </text:deletion>
        </text:changed-region>
        <text:changed-region text:id="ct1218312204">
          <text:deletion>
            <office:change-info>
              <dc:creator>Ray Lischner</dc:creator>
              <dc:date>2006-08-10T11:12:00</dc:date>
            </office:change-info>
            <text:p text:style-name="Body_20_Text">n</text:p>
          </text:deletion>
        </text:changed-region>
        <text:changed-region text:id="ct1218312092">
          <text:deletion>
            <office:change-info>
              <dc:creator>Ray Lischner</dc:creator>
              <dc:date>2006-08-10T11:12:00</dc:date>
            </office:change-info>
            <text:p text:style-name="Body_20_Text">array</text:p>
          </text:deletion>
        </text:changed-region>
        <text:changed-region text:id="ct1218311980">
          <text:insertion>
            <office:change-info>
              <dc:creator>Ray Lischner</dc:creator>
              <dc:date>2006-08-10T11:12:00</dc:date>
            </office:change-info>
          </text:insertion>
        </text:changed-region>
        <text:changed-region text:id="ct1218311868">
          <text:insertion>
            <office:change-info>
              <dc:creator>Ray Lischner</dc:creator>
              <dc:date>2006-09-20T13:59:00</dc:date>
            </office:change-info>
          </text:insertion>
        </text:changed-region>
        <text:changed-region text:id="ct1218311756">
          <text:deletion>
            <office:change-info>
              <dc:creator>Ray Lischner</dc:creator>
              <dc:date>2006-09-20T13:59:00</dc:date>
            </office:change-info>
            <text:p text:style-name="Body_20_Text">clar</text:p>
          </text:deletion>
        </text:changed-region>
        <text:changed-region text:id="ct1218311644">
          <text:deletion>
            <office:change-info>
              <dc:creator>Ray Lischner</dc:creator>
              <dc:date>2006-08-10T10:59:00</dc:date>
            </office:change-info>
            <text:p text:style-name="Body_20_Text">array</text:p>
          </text:deletion>
        </text:changed-region>
        <text:changed-region text:id="ct1218311532">
          <text:insertion>
            <office:change-info>
              <dc:creator>Ray Lischner</dc:creator>
              <dc:date>2006-08-10T10:59:00</dc:date>
            </office:change-info>
          </text:insertion>
        </text:changed-region>
        <text:changed-region text:id="ct1218311420">
          <text:deletion>
            <office:change-info>
              <dc:creator>Ray Lischner</dc:creator>
              <dc:date>2006-08-10T10:59:00</dc:date>
            </office:change-info>
            <text:p text:style-name="Body_20_Text">n</text:p>
          </text:deletion>
        </text:changed-region>
        <text:changed-region text:id="ct1218311308">
          <text:deletion>
            <office:change-info>
              <dc:creator>Ray Lischner</dc:creator>
              <dc:date>2006-08-10T10:59:00</dc:date>
            </office:change-info>
            <text:p text:style-name="Body_20_Text">array</text:p>
          </text:deletion>
        </text:changed-region>
        <text:changed-region text:id="ct1218311196">
          <text:insertion>
            <office:change-info>
              <dc:creator>Ray Lischner</dc:creator>
              <dc:date>2006-08-10T10:59:00</dc:date>
            </office:change-info>
          </text:insertion>
        </text:changed-region>
        <text:changed-region text:id="ct1218310972">
          <text:insertion>
            <office:change-info>
              <dc:creator>Ray Lischner</dc:creator>
              <dc:date>2006-08-10T11:00:00</dc:date>
            </office:change-info>
          </text:insertion>
        </text:changed-region>
        <text:changed-region text:id="ct1218310860">
          <text:deletion>
            <office:change-info>
              <dc:creator>Ray Lischner</dc:creator>
              <dc:date>2006-08-10T11:12:00</dc:date>
            </office:change-info>
            <text:p text:style-name="Body_20_Text">array</text:p>
          </text:deletion>
        </text:changed-region>
        <text:changed-region text:id="ct1218310748">
          <text:insertion>
            <office:change-info>
              <dc:creator>Ray Lischner</dc:creator>
              <dc:date>2006-08-10T11:12:00</dc:date>
            </office:change-info>
          </text:insertion>
        </text:changed-region>
        <text:changed-region text:id="ct1218310636">
          <text:deletion>
            <office:change-info>
              <dc:creator>Ray Lischner</dc:creator>
              <dc:date>2006-08-10T11:00:00</dc:date>
            </office:change-info>
            <text:p text:style-name="Body_20_Text">array</text:p>
          </text:deletion>
        </text:changed-region>
        <text:changed-region text:id="ct1218310524">
          <text:insertion>
            <office:change-info>
              <dc:creator>Ray Lischner</dc:creator>
              <dc:date>2006-08-10T11:00:00</dc:date>
            </office:change-info>
          </text:insertion>
        </text:changed-region>
        <text:changed-region text:id="ct1218310412">
          <text:insertion>
            <office:change-info>
              <dc:creator>Ray Lischner</dc:creator>
              <dc:date>2006-09-20T13:59:00</dc:date>
            </office:change-info>
          </text:insertion>
        </text:changed-region>
        <text:changed-region text:id="ct1218310300">
          <text:deletion>
            <office:change-info>
              <dc:creator>Ray Lischner</dc:creator>
              <dc:date>2006-09-20T13:59:00</dc:date>
            </office:change-info>
            <text:p text:style-name="Body_20_Text">clar</text:p>
          </text:deletion>
        </text:changed-region>
        <text:changed-region text:id="ct1218310188">
          <text:insertion>
            <office:change-info>
              <dc:creator>Ray Lischner</dc:creator>
              <dc:date>2006-08-10T11:01:00</dc:date>
            </office:change-info>
          </text:insertion>
        </text:changed-region>
        <text:changed-region text:id="ct1241954536">
          <text:insertion>
            <office:change-info>
              <dc:creator>Ray Lischner</dc:creator>
              <dc:date>2006-09-20T14:00:00</dc:date>
            </office:change-info>
          </text:insertion>
        </text:changed-region>
        <text:changed-region text:id="ct1219016680">
          <text:deletion>
            <office:change-info>
              <dc:creator>Ray Lischner</dc:creator>
              <dc:date>2006-09-20T14:00:00</dc:date>
            </office:change-info>
            <text:p text:style-name="Body_20_Text">clara</text:p>
          </text:deletion>
        </text:changed-region>
        <text:changed-region text:id="ct1219016904">
          <text:insertion>
            <office:change-info>
              <dc:creator>Matthew Moodie</dc:creator>
              <dc:date>2006-08-01T11:55:00</dc:date>
            </office:change-info>
          </text:insertion>
        </text:changed-region>
        <text:changed-region text:id="ct1241955320">
          <text:deletion>
            <office:change-info>
              <dc:creator>Ray Lischner</dc:creator>
              <dc:date>2006-08-10T11:12:00</dc:date>
            </office:change-info>
            <text:p text:style-name="Body_20_Text">array</text:p>
          </text:deletion>
        </text:changed-region>
        <text:changed-region text:id="ct1241955208">
          <text:insertion>
            <office:change-info>
              <dc:creator>Ray Lischner</dc:creator>
              <dc:date>2006-08-10T11:12:00</dc:date>
            </office:change-info>
          </text:insertion>
        </text:changed-region>
        <text:changed-region text:id="ct1219018472">
          <text:deletion>
            <office:change-info>
              <dc:creator>Ray Lischner</dc:creator>
              <dc:date>2006-08-10T11:12:00</dc:date>
            </office:change-info>
            <text:p text:style-name="P1">array</text:p>
          </text:deletion>
        </text:changed-region>
        <text:changed-region text:id="ct1241954312">
          <text:insertion>
            <office:change-info>
              <dc:creator>Ray Lischner</dc:creator>
              <dc:date>2006-08-10T11:12:00</dc:date>
            </office:change-info>
          </text:insertion>
        </text:changed-region>
        <text:changed-region text:id="ct1219018248">
          <text:deletion>
            <office:change-info>
              <dc:creator>Ray Lischner</dc:creator>
              <dc:date>2006-08-10T11:12:00</dc:date>
            </office:change-info>
            <text:p text:style-name="P1">array</text:p>
          </text:deletion>
        </text:changed-region>
        <text:changed-region text:id="ct1218723600">
          <text:insertion>
            <office:change-info>
              <dc:creator>Ray Lischner</dc:creator>
              <dc:date>2006-08-10T11:12:00</dc:date>
            </office:change-info>
          </text:insertion>
        </text:changed-region>
        <text:changed-region text:id="ct1218720240">
          <text:deletion>
            <office:change-info>
              <dc:creator>Ray Lischner</dc:creator>
              <dc:date>2006-08-10T11:12:00</dc:date>
            </office:change-info>
            <text:p text:style-name="P1">array</text:p>
          </text:deletion>
        </text:changed-region>
        <text:changed-region text:id="ct1241808520">
          <text:insertion>
            <office:change-info>
              <dc:creator>Ray Lischner</dc:creator>
              <dc:date>2006-08-10T11:12:00</dc:date>
            </office:change-info>
          </text:insertion>
        </text:changed-region>
        <text:changed-region text:id="ct1219017016">
          <text:insertion>
            <office:change-info>
              <dc:creator>Matthew Moodie</dc:creator>
              <dc:date>2006-08-01T11:51:00</dc:date>
            </office:change-info>
          </text:insertion>
        </text:changed-region>
        <text:changed-region text:id="ct1219016568">
          <text:deletion>
            <office:change-info>
              <dc:creator>Matthew Moodie</dc:creator>
              <dc:date>2006-08-01T11:51:00</dc:date>
            </office:change-info>
            <text:p text:style-name="Bullet"><text:s/></text:p>
          </text:deletion>
        </text:changed-region>
        <text:changed-region text:id="ct1219016344">
          <text:insertion>
            <office:change-info>
              <dc:creator>Matthew Moodie</dc:creator>
              <dc:date>2006-08-01T11:51:00</dc:date>
            </office:change-info>
          </text:insertion>
        </text:changed-region>
        <text:changed-region text:id="ct1219016456">
          <text:insertion>
            <office:change-info>
              <dc:creator>Ray Lischner</dc:creator>
              <dc:date>2006-08-10T11:08:00</dc:date>
            </office:change-info>
          </text:insertion>
        </text:changed-region>
        <text:changed-region text:id="ct1219016232">
          <text:deletion>
            <office:change-info>
              <dc:creator>Ray Lischner</dc:creator>
              <dc:date>2006-08-10T11:08:00</dc:date>
            </office:change-info>
            <text:p text:style-name="Body_20_Text_20_First">In fact, l</text:p>
          </text:deletion>
        </text:changed-region>
        <text:changed-region text:id="ct1219015560">
          <text:insertion>
            <office:change-info>
              <dc:creator>Ray Lischner</dc:creator>
              <dc:date>2006-08-10T11:08:00</dc:date>
            </office:change-info>
          </text:insertion>
        </text:changed-region>
        <text:changed-region text:id="ct1221637484">
          <text:deletion>
            <office:change-info>
              <dc:creator>Ray Lischner</dc:creator>
              <dc:date>2006-09-25T11:08:00</dc:date>
            </office:change-info>
            <text:list text:style-name="L1">
              <text:list-item>
                <text:p text:style-name="P4"><text:s text:c="2"/>int x(0);</text:p>
              </text:list-item>
              <text:list-item>
                <text:p text:style-name="P4"/>
              </text:list-item>
            </text:list>
          </text:deletion>
        </text:changed-region>
        <text:changed-region text:id="ct1241858860">
          <text:deletion>
            <office:change-info>
              <dc:creator>Ray Lischner</dc:creator>
              <dc:date>2006-08-10T11:12:00</dc:date>
            </office:change-info>
            <text:p text:style-name="P1">array</text:p>
          </text:deletion>
        </text:changed-region>
        <text:changed-region text:id="ct1241859980">
          <text:insertion>
            <office:change-info>
              <dc:creator>Ray Lischner</dc:creator>
              <dc:date>2006-08-10T11:12:00</dc:date>
            </office:change-info>
          </text:insertion>
        </text:changed-region>
        <text:changed-region text:id="ct1241858524">
          <text:deletion>
            <office:change-info>
              <dc:creator>Ray Lischner</dc:creator>
              <dc:date>2006-08-10T11:12:00</dc:date>
            </office:change-info>
            <text:p text:style-name="P1">array</text:p>
          </text:deletion>
        </text:changed-region>
        <text:changed-region text:id="ct1241858300">
          <text:insertion>
            <office:change-info>
              <dc:creator>Ray Lischner</dc:creator>
              <dc:date>2006-08-10T11:12:00</dc:date>
            </office:change-info>
          </text:insertion>
        </text:changed-region>
        <text:changed-region text:id="ct1241860988">
          <text:deletion>
            <office:change-info>
              <dc:creator>Ray Lischner</dc:creator>
              <dc:date>2006-08-10T11:02:00</dc:date>
            </office:change-info>
            <text:p text:style-name="Body_20_Text_20_Cont">n</text:p>
          </text:deletion>
        </text:changed-region>
        <text:changed-region text:id="ct1241861660">
          <text:deletion>
            <office:change-info>
              <dc:creator>Ray Lischner</dc:creator>
              <dc:date>2006-08-10T11:02:00</dc:date>
            </office:change-info>
            <text:p text:style-name="Body_20_Text_20_Cont">input</text:p>
          </text:deletion>
        </text:changed-region>
        <text:changed-region text:id="ct1241860428">
          <text:insertion>
            <office:change-info>
              <dc:creator>Ray Lischner</dc:creator>
              <dc:date>2006-08-10T11:02:00</dc:date>
            </office:change-info>
          </text:insertion>
        </text:changed-region>
        <text:changed-region text:id="ct1241861772">
          <text:deletion>
            <office:change-info>
              <dc:creator>Ray Lischner</dc:creator>
              <dc:date>2006-08-10T11:07:00</dc:date>
            </office:change-info>
            <text:p text:style-name="Body_20_Text">n</text:p>
          </text:deletion>
        </text:changed-region>
        <text:changed-region text:id="ct1241859196">
          <text:deletion>
            <office:change-info>
              <dc:creator>Ray Lischner</dc:creator>
              <dc:date>2006-08-10T11:07:00</dc:date>
            </office:change-info>
            <text:p text:style-name="Body_20_Text">output</text:p>
          </text:deletion>
        </text:changed-region>
        <text:changed-region text:id="ct1241861324">
          <text:insertion>
            <office:change-info>
              <dc:creator>Ray Lischner</dc:creator>
              <dc:date>2006-08-10T11:07:00</dc:date>
            </office:change-info>
          </text:insertion>
        </text:changed-region>
        <text:changed-region text:id="ct1241860876">
          <text:deletion>
            <office:change-info>
              <dc:creator>Ray Lischner</dc:creator>
              <dc:date>2006-08-10T11:04:00</dc:date>
            </office:change-info>
            <text:p text:style-name="Body_20_Text">n</text:p>
          </text:deletion>
        </text:changed-region>
        <text:changed-region text:id="ct1241860540">
          <text:deletion>
            <office:change-info>
              <dc:creator>Ray Lischner</dc:creator>
              <dc:date>2006-08-10T11:04:00</dc:date>
            </office:change-info>
            <text:p text:style-name="Body_20_Text">output</text:p>
          </text:deletion>
        </text:changed-region>
        <text:changed-region text:id="ct1200889132">
          <text:insertion>
            <office:change-info>
              <dc:creator>Ray Lischner</dc:creator>
              <dc:date>2006-08-10T11:04:00</dc:date>
            </office:change-info>
          </text:insertion>
        </text:changed-region>
        <text:changed-region text:id="ct1200889020">
          <text:insertion>
            <office:change-info>
              <dc:creator>Ray Lischner</dc:creator>
              <dc:date>2006-08-10T11:07:00</dc:date>
            </office:change-info>
          </text:insertion>
        </text:changed-region>
        <text:changed-region text:id="ct1135548072">
          <text:deletion>
            <office:change-info>
              <dc:creator>Ray Lischner</dc:creator>
              <dc:date>2006-08-10T11:08:00</dc:date>
            </office:change-info>
            <text:p text:style-name="Body_20_Text">Using Iterators and Algorithms</text:p>
            <text:p text:style-name="Body_20_Text"/>
          </text:deletion>
        </text:changed-region>
        <text:changed-region text:id="ct1200889244">
          <text:deletion>
            <office:change-info>
              <dc:creator>Ray Lischner</dc:creator>
              <dc:date>2006-08-10T11:09:00</dc:date>
            </office:change-info>
            <text:p text:style-name="Body_20_Text"><text:span text:style-name="T1">n</text:span></text:p>
          </text:deletion>
        </text:changed-region>
        <text:changed-region text:id="ct1217883448">
          <text:deletion>
            <office:change-info>
              <dc:creator>Ray Lischner</dc:creator>
              <dc:date>2006-08-10T11:09:00</dc:date>
            </office:change-info>
            <text:p text:style-name="Body_20_Text"><text:span text:style-name="T1">array</text:span></text:p>
          </text:deletion>
        </text:changed-region>
        <text:changed-region text:id="ct1217883896">
          <text:insertion>
            <office:change-info>
              <dc:creator>Ray Lischner</dc:creator>
              <dc:date>2006-08-10T11:09:00</dc:date>
            </office:change-info>
          </text:insertion>
        </text:changed-region>
        <text:changed-region text:id="ct1217883560">
          <text:deletion>
            <office:change-info>
              <dc:creator>Ray Lischner</dc:creator>
              <dc:date>2006-08-10T11:09:00</dc:date>
            </office:change-info>
            <text:p text:style-name="Body_20_Text"><text:span text:style-name="T1">array</text:span></text:p>
          </text:deletion>
        </text:changed-region>
        <text:changed-region text:id="ct1144776376">
          <text:insertion>
            <office:change-info>
              <dc:creator>Ray Lischner</dc:creator>
              <dc:date>2006-08-10T11:09:00</dc:date>
            </office:change-info>
          </text:insertion>
        </text:changed-region>
        <text:changed-region text:id="ct1144778168">
          <text:insertion>
            <office:change-info>
              <dc:creator>Ray Lischner</dc:creator>
              <dc:date>2006-08-10T11:09:00</dc:date>
            </office:change-info>
          </text:insertion>
        </text:changed-region>
        <text:changed-region text:id="ct1144775816">
          <text:deletion>
            <office:change-info>
              <dc:creator>Ray Lischner</dc:creator>
              <dc:date>2006-08-10T11:09:00</dc:date>
            </office:change-info>
            <text:p text:style-name="Body_20_Text"><text:span text:style-name="T1">array</text:span></text:p>
          </text:deletion>
        </text:changed-region>
        <text:changed-region text:id="ct1144776712">
          <text:deletion>
            <office:change-info>
              <dc:creator>Ray Lischner</dc:creator>
              <dc:date>2006-08-10T11:12:00</dc:date>
            </office:change-info>
            <text:p text:style-name="Code_20_Caption">n</text:p>
          </text:deletion>
        </text:changed-region>
        <text:changed-region text:id="ct1144776040">
          <text:deletion>
            <office:change-info>
              <dc:creator>Ray Lischner</dc:creator>
              <dc:date>2006-08-10T11:12:00</dc:date>
            </office:change-info>
            <text:p text:style-name="Code_20_Caption">array</text:p>
          </text:deletion>
        </text:changed-region>
        <text:changed-region text:id="ct1144776824">
          <text:insertion>
            <office:change-info>
              <dc:creator>Ray Lischner</dc:creator>
              <dc:date>2006-08-10T11:12:00</dc:date>
            </office:change-info>
          </text:insertion>
        </text:changed-region>
        <text:changed-region text:id="ct1144778616">
          <text:deletion>
            <office:change-info>
              <dc:creator>Ray Lischner</dc:creator>
              <dc:date>2006-08-10T11:12:00</dc:date>
            </office:change-info>
            <text:p text:style-name="Code_20_Caption">n</text:p>
          </text:deletion>
        </text:changed-region>
        <text:changed-region text:id="ct1144776488">
          <text:deletion>
            <office:change-info>
              <dc:creator>Ray Lischner</dc:creator>
              <dc:date>2006-08-10T11:12:00</dc:date>
            </office:change-info>
            <text:p text:style-name="Code_20_Caption">array</text:p>
          </text:deletion>
        </text:changed-region>
        <text:changed-region text:id="ct1144776936">
          <text:insertion>
            <office:change-info>
              <dc:creator>Ray Lischner</dc:creator>
              <dc:date>2006-08-10T11:12:00</dc:date>
            </office:change-info>
          </text:insertion>
        </text:changed-region>
        <text:changed-region text:id="ct1218245328">
          <text:deletion>
            <office:change-info>
              <dc:creator>Ray Lischner</dc:creator>
              <dc:date>2006-09-25T11:08:00</dc:date>
            </office:change-info>
            <text:p text:style-name="Code"><text:s text:c="3"/>int x;</text:p>
            <text:p text:style-name="Code"/>
          </text:deletion>
        </text:changed-region>
        <text:changed-region text:id="ct1144777272">
          <text:insertion>
            <office:change-info>
              <dc:creator>Ray Lischner</dc:creator>
              <dc:date>2006-08-10T11:03:00</dc:date>
            </office:change-info>
          </text:insertion>
        </text:changed-region>
        <text:changed-region text:id="ct1144777048">
          <text:insertion>
            <office:change-info>
              <dc:creator>Ray Lischner</dc:creator>
              <dc:date>2006-08-10T11:04:00</dc:date>
            </office:change-info>
          </text:insertion>
        </text:changed-region>
      </text:tracked-changes>
      <text:variable-decls>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esson"/>
      </text:sequence-decls>
      <text:p text:style-name="P5"><text:variable-set text:name="comment" text:display="none" text:formula="ooow:1" office:value-type="float" office:value="1" style:data-style-name="N0"/>Exploration 9</text:p>
      <text:p text:style-name="Chapter_20_Title">Arrays<text:change-start text:change-id="ct1221344592"/> and Vectors<text:change-end text:change-id="ct1221344592"/></text:p>
      <text:p text:style-name="Body_20_Text_20_First">Now that you understand the basics, it is time to start moving on to more exciting challenges. Let’s write a real program, something non-trivial, but still simple enough to master this early in the book. Your job is to write a program that reads integers from the standard input, sorts them into ascending order, and then prints the sorted numbers, one per line.</text:p>
      <text:p text:style-name="Body_20_Text">Right now, the book has not quite covered enough material for you to solve this problem with your current knowledge of C++, but it is instructive to think about the problem and the tools you think you would need to solve it. So, your first task in this exploration is to <text:span text:style-name="T1">write pseudo-code for the program.</text:span> <text:change-start text:change-id="ct1221342016"/>W<text:change-end text:change-id="ct1221342016"/><text:change text:change-id="ct1221344704"/>rite C++ code where you can, and make up whatever you need to tackle the problem.</text:p>
      <text:p text:style-name="Body_20_Text_20_First">~LLL</text:p>
      <text:p text:style-name="Body_20_Text_20_First">~LLL</text:p>
      <text:p text:style-name="Body_20_Text_20_First">~LLL</text:p>
      <text:p text:style-name="Body_20_Text_20_First">~LLL</text:p>
      <text:p text:style-name="Production">Fill the rest of the page with Answer lines, as many as are needed.<text:hidden-text text:condition="ooow:comment == 1" text:string-value="That seems rather excessive. And when did you tell the reader about pseudo-code"/><text:change-start text:change-id="ct1221344928"/><text:hidden-text text:condition="ooow:" text:string-value="[MM] Though it shouldn't be beyond our target audience." text:is-hidden="true"/><text:change-end text:change-id="ct1221344928"/></text:p>
      <text:p text:style-name="Heading_20_1">Using <text:change text:change-id="ct1221342464"/><text:change-start text:change-id="ct1221344480"/>Vector<text:change-end text:change-id="ct1221344480"/>s<text:change-start text:change-id="ct1221343920"/> for Arrays<text:change-end text:change-id="ct1221343920"/></text:p>
      <text:p text:style-name="Body_20_Text_20_First">You need an array to store the numbers. Given <text:change-start text:change-id="ct1221341456"/>only <text:change-end text:change-id="ct1221341456"/>that much new information, you can write a program to read, sort, and print numbers, but only by <text:change-start text:change-id="ct1221341904"/>hand-coding the sort code<text:change-end text:change-id="ct1221341904"/><text:change text:change-id="ct1221341344"/><text:hidden-text text:condition="ooow:comment == 1" text:string-value="Here again we have a landmine for the less experienced reader.You and I both know what an insertion sort is but does the average reader of your book?"/>. <text:change-start text:change-id="ct1221341568"/><text:hidden-text text:condition="ooow:" text:string-value="[MM] I agree that this term should be explained." text:is-hidden="true"/><text:change-end text:change-id="ct1221341568"/><text:change-start text:change-id="ct1221341680"/>Those of you who suffered through a college algorithms course might remember how to write a bubble sort or insertion sort,<text:change-end text:change-id="ct1221341680"/><text:change-start text:change-id="ct1218563296"/> but why should you need to muck about with such low-level code? <text:change-end text:change-id="ct1218563296"/>Surely, you say, there’s a better way. There is; the C++ standard library has a fast sort function that can sort <text:change text:change-id="ct1218563408"/>just about anything. Jump straight into the solution in Listing 9-1.</text:p>
      <text:p text:style-name="Code_20_Caption">Listing 9-1. Sorting integers</text:p>
      <text:list text:style-name="L2">
        <text:list-item>
          <text:p text:style-name="P6">#include &lt;algorithm&gt;</text:p>
        </text:list-item>
        <text:list-item>
          <text:p text:style-name="P7">#include &lt;iostream&gt;</text:p>
        </text:list-item>
        <text:list-item>
          <text:p text:style-name="P8">#include &lt;istream&gt;</text:p>
        </text:list-item>
        <text:list-item>
          <text:p text:style-name="P8">#include &lt;ostream&gt;</text:p>
        </text:list-item>
        <text:list-item>
          <text:p text:style-name="P8">#include &lt;vector&gt;</text:p>
        </text:list-item>
        <text:list-item>
          <text:p text:style-name="P8"/>
        </text:list-item>
        <text:list-item>
          <text:p text:style-name="P8">int main()</text:p>
        </text:list-item>
        <text:list-item>
          <text:p text:style-name="P8">{</text:p>
        </text:list-item>
        <text:list-item>
          <text:p text:style-name="P8"><text:s text:c="2"/>std::vector&lt;int&gt; data<text:hidden-text text:condition="ooow:comment == 1" text:string-value="and as many people will be quick to point out, that is not an array even if it can be used as one."/>; <text:s text:c="4"/>// initialized to be empty</text:p>
        </text:list-item>
        <text:list-item>
          <text:p text:style-name="P8"><text:s text:c="2"/>int x(0);</text:p>
        </text:list-item>
        <text:list-item>
          <text:p text:style-name="P8"/>
        </text:list-item>
        <text:list-item>
          <text:p text:style-name="P8"><text:s text:c="2"/>// Read integers one at a time.</text:p>
        </text:list-item>
        <text:list-item>
          <text:p text:style-name="P8"><text:s text:c="2"/>while (std::cin &gt;&gt; x)</text:p>
        </text:list-item>
        <text:list-item>
          <text:p text:style-name="P8"><text:s text:c="4"/>// Store each integer in the <text:change text:change-id="ct1210468912"/><text:change-start text:change-id="ct1218557180"/>vector<text:change-end text:change-id="ct1218557180"/>.</text:p>
        </text:list-item>
        <text:list-item>
          <text:p text:style-name="P8"><text:s text:c="4"/>data.push_back(x);</text:p>
        </text:list-item>
        <text:list-item>
          <text:p text:style-name="P8"/>
        </text:list-item>
        <text:list-item>
          <text:p text:style-name="P8"><text:s text:c="2"/>// Sort the <text:change text:change-id="ct1218557292"/><text:change-start text:change-id="ct1218556956"/>vector<text:change-end text:change-id="ct1218556956"/>.</text:p>
        </text:list-item>
        <text:list-item>
          <text:p text:style-name="P8"><text:s text:c="2"/>std::sort(data.begin(), data.end());</text:p>
        </text:list-item>
        <text:list-item>
          <text:p text:style-name="P8"/>
        </text:list-item>
        <text:list-item>
          <text:p text:style-name="P8"><text:s text:c="2"/>// Print the <text:change text:change-id="ct1218559420"/><text:change-start text:change-id="ct1218559532"/>vector<text:change-end text:change-id="ct1218559532"/>, one number per line.</text:p>
        </text:list-item>
        <text:list-item>
          <text:p text:style-name="P8"><text:s text:c="2"/>for (std::vector&lt;int&gt;::size_type i(0); i != data.size(); i = i + 1)</text:p>
        </text:list-item>
        <text:list-item>
          <text:p text:style-name="P8"><text:s text:c="4"/>std::cout &lt;&lt; data.at(i) &lt;&lt; '\n';</text:p>
        </text:list-item>
        <text:list-item>
          <text:p text:style-name="P9">}</text:p>
        </text:list-item>
      </text:list>
      <text:p text:style-name="Body_20_Text_20_Cont"><text:change-start text:change-id="ct1218559756"/>Notice anything unusual about the program? Where is the array?<text:change-end text:change-id="ct1218559756"/><text:change-start text:change-id="ct1218555948"/> C++ has a type called <text:span text:style-name="Code_20_Inline">vector</text:span>, which is like a resizeable array. The next section explains it all to you<text:change-end text:change-id="ct1218555948"/><text:change-start text:change-id="ct1218556172"/>.<text:change-end text:change-id="ct1218556172"/><text:change text:change-id="ct1218557404"/></text:p>
      <text:p text:style-name="Heading_20_1">Vectors</text:p>
      <text:p text:style-name="Body_20_Text_20_First">Line 9 de<text:change-start text:change-id="ct1218557628"/>fin<text:change-end text:change-id="ct1218557628"/><text:change text:change-id="ct1218556060"/>es the <text:change-start text:change-id="ct1218557964"/>variable<text:change-end text:change-id="ct1218557964"/><text:change text:change-id="ct1218556620"/><text:hidden-text text:condition="ooow:comment == 1" text:string-value="terminology matters. This kind of usage is just going to make it hard for the reader when they come across the term 'array' elsewhere. Call it a vector and add a statement to the effect that this is an array like container in C++ that is allowed to grow dynamically."/><text:change text:change-id="ct1218557516"/> <text:span text:style-name="Code_20_Inline">data</text:span>, of type <text:span text:style-name="Code_20_Inline">std::vector&lt;int&gt;</text:span>. <text:change-start text:change-id="ct1218557740"/>C++ has several container types, that is, data structures that can contain a bunch of objects. One of those containers is <text:span text:style-name="Code_20_Inline">vector</text:span>, which is the closest type C++ has to <text:change-end text:change-id="ct1218557740"/><text:change-start text:change-id="ct1218558188"/>a conventional array. All C++ containers require an element type<text:change-end text:change-id="ct1218558188"/><text:change-start text:change-id="ct1217922396"/>, that is, the type of object that you intend to store in the container. In this case, the element type is <text:span text:style-name="Code_20_Inline">int</text:span>. Specify the element type in angle brackets: <text:span text:style-name="Code_20_Inline">&lt;int&gt;</text:span>. That tells the compiler that you want data to be a <text:span text:style-name="Code_20_Inline">vector</text:span> and that the <text:span text:style-name="Code_20_Inline">vector</text:span> will store <text:change-end text:change-id="ct1217922396"/><text:change-start text:change-id="ct1217922620"/>integers. <text:change-end text:change-id="ct1217922620"/><text:span text:style-name="T1">What’s missing from the de</text:span><text:change-start text:change-id="ct1217922284"/><text:span text:style-name="T1">fini</text:span><text:change-end text:change-id="ct1217922284"/><text:change text:change-id="ct1217924524"/><text:span text:style-name="T1">tion?</text:span><text:change-start text:change-id="ct1217924972"/><text:span text:style-name="T1"><text:hidden-text text:condition="ooow:" text:string-value="[MM] So would this exploration be better as &quot;Vectors&quot; rather than &quot;Arrays&quot;? If vectors aren't actually arrays, then the exploration title is certainly misleading." text:is-hidden="true"/></text:span><text:change-end text:change-id="ct1217924972"/></text:p>
      <text:p text:style-name="Body_20_Text_20_First">~LLL</text:p>
      <text:p text:style-name="Body_20_Text">The <text:change text:change-id="ct1217922508"/><text:change-start text:change-id="ct1217923292"/>vector<text:change-end text:change-id="ct1217923292"/> has no size. <text:change-start text:change-id="ct1217921948"/>Conventional arrays require a size, but <text:span text:style-name="Code_20_Inline">vector</text:span> is resizeable at runtime. Thus, <text:span text:style-name="Code_20_Inline">data</text:span> is initially empty. <text:change-end text:change-id="ct1217921948"/>Like <text:span text:style-name="Code_20_Inline">std::string</text:span>, <text:span text:style-name="Code_20_Inline">vector</text:span> is a library type<text:change-start text:change-id="ct1217923516"/>,<text:change-end text:change-id="ct1217923516"/> <text:change text:change-id="ct1217923740"/><text:change-start text:change-id="ct1217922844"/>and it <text:change-end text:change-id="ct1217922844"/>has a well-defined initial value, namely, empty.</text:p>
      <text:p text:style-name="Body_20_Text"><text:change-start text:change-id="ct1217923628"/>You can specify an initial size for the <text:span text:style-name="Code_20_Inline">vector</text:span>, if you wish, by providing the size as the initial value of the vector<text:change-end text:change-id="ct1217923628"/><text:change-start text:change-id="ct1217923852"/>. By default, all elements of the vector are filled with zero, but you can specify a different value as the second argument to the initializer:</text:p>
      <text:p text:style-name="Code_20_First">std::vector&lt;int&gt; full_of_zero(10); <text:s text:c="3"/>// vector of 10 zeros</text:p>
      <text:p text:style-name="Code">std::vector&lt;int&gt; full_of_ten(42, 10); // vector of 42 tens</text:p>
      <text:p text:style-name="Body_20_Text"><text:change-end text:change-id="ct1217923852"/>A <text:span text:style-name="Code_20_Inline">vector</text:span> can change size at runtime, growing or shrinking to any size you need it to be. You can insert and erase items at any position in the <text:change text:change-id="ct1217923404"/><text:change-start text:change-id="ct1217924300"/>vector<text:change-end text:change-id="ct1217924300"/>, although the performance is best when you add items only at the end and erase items only from the end. <text:change-start text:change-id="ct1218607316"/>That’s how the program stores values in <text:span text:style-name="Code_20_Inline">data</text:span>: by calling <text:span text:style-name="Code_20_Inline">push_back</text:span>, which adds an element <text:change-end text:change-id="ct1218607316"/><text:change-start text:change-id="ct1218605524"/>to the end of a <text:span text:style-name="Code_20_Inline">vector</text:span><text:change-end text:change-id="ct1218605524"/><text:change-start text:change-id="ct1218607876"/> (line 15).<text:change-end text:change-id="ct1218607876"/><text:change-start text:change-id="ct1218605860"/> The “back” of a vector is the end, with the highest index. The “front” is the beginning, so <text:span text:style-name="Code_20_Inline">back()</text:span> returns the last element of the vector, and <text:span text:style-name="Code_20_Inline">front()</text:span> returns the first. (Just don’t call these functions if the <text:span text:style-name="Code_20_Inline">vector</text:span> is empty.) If you want to refer to a specific element, use <text:span text:style-name="Code_20_Inline">at(n)</text:span>, where <text:span text:style-name="Code_20_Inline">n</text:span> is a zero-based index, as shown on line 22.<text:change-end text:change-id="ct1218605860"/><text:change text:change-id="ct1218605188"/><text:hidden-text text:condition="ooow:comment == 1" text:string-value="exactly my point, it isn't an array so your text actually contradicts itself."/><text:change text:change-id="ct1218600128"/><text:change text:change-id="ct1218607988"/><text:change text:change-id="ct1218607204"/><text:change text:change-id="ct1218605972"/><text:change text:change-id="ct1218605748"/><text:change text:change-id="ct1218605636"/><text:change text:change-id="ct1218607428"/><text:change text:change-id="ct1218608324"/><text:change text:change-id="ct1218605412"/><text:change text:change-id="ct1218605300"/><text:change-start text:change-id="ct1218597552"/> <text:change-end text:change-id="ct1218597552"/>The <text:span text:style-name="Code_20_Inline">size()</text:span> function (line 21) returns the number of elements in the vector. Therefore, valid indices range from <text:span text:style-name="Code_20_Inline">0</text:span> to <text:span text:style-name="Code_20_Inline">size()</text:span> <text:span text:style-name="Code_20_Inline">-</text:span> <text:span text:style-name="Code_20_Inline">1</text:span><text:change text:change-id="ct1218598896"/><text:change text:change-id="ct1218598784"/><text:change text:change-id="ct1218608884"/><text:span text:style-name="Code_20_Inline"><text:hidden-text text:condition="ooow:comment == 1" text:string-value="I beg to differ. To start with at fails safe for an empty array, back() does not"/></text:span>.<text:change-start text:change-id="ct1218600016"/></text:p>
      <text:p text:style-name="Body_20_Text">When you read C++ programs, you will most likely see square brackets (<text:span text:style-name="Code_20_Inline">data[n]</text:span>) used to access ele<text:change-end text:change-id="ct1218600016"/><text:change-start text:change-id="ct1218599904"/>ments of a vector. The difference between square brackets and the at function is that the at function provides an additional level of safety. If the index is out of bounds, the program will terminate cleanly. Using square brackets, on the other hand, an invalid index results in undefined behavior: you don’t know what will happen<text:change-end text:change-id="ct1218599904"/><text:change-start text:change-id="ct1218599792"/>. Most dangerous is that your program will not terminate, but will continue to run, but with the bad data. That’s why I recommend using <text:span text:style-name="Code_20_Inline">at</text:span> for now.<text:change-end text:change-id="ct1218599792"/></text:p>
      <text:p text:style-name="Body_20_Text"><text:change-start text:change-id="ct1218596880"/>As you can tell from the <text:span text:style-name="Code_20_Inline">std::</text:span> prefix, the <text:span text:style-name="Code_20_Inline">vector</text:span> type is part of the standard library and is not built into the compiler. Therefore, you need to <text:span text:style-name="Code_20_Inline">#include</text:span> <text:span text:style-name="Code_20_Inline">&lt;vector&gt;</text:span>, as you can see on line 5. No surprises there.</text:p>
      <text:p text:style-name="Body_20_Text"><text:change-end text:change-id="ct1218596880"/>All the functions mentioned so far are member functions, that is, you must supply a <text:change-start text:change-id="ct1218596992"/><text:span text:style-name="Code_20_Inline">vector</text:span><text:change-end text:change-id="ct1218596992"/> object on the left-hand side of the dot operator (<text:span text:style-name="Code_20_Inline">.</text:span>), and the function call on the right-hand side. Another kind of function does not use the dot operator and is free from any particular object. In most languages, this kind of function is the normal, ordinary kind of function, but sometimes C++ programmers call them “free” functions, to distinguish them from member functions. Line 18 shows an example of a free function, <text:span text:style-name="Code_20_Inline">std::sort</text:span>.</text:p>
      <text:p text:style-name="P2">How would you de<text:change-start text:change-id="ct1218597104"/>fin<text:change-end text:change-id="ct1218597104"/><text:change text:change-id="ct1218598448"/>e a<text:change text:change-id="ct1218598112"/> <text:change text:change-id="ct1218599680"/><text:change-start text:change-id="ct1218597776"/>vector<text:change-end text:change-id="ct1218597776"/> of strings?</text:p>
      <text:p text:style-name="Body_20_Text_20_First">~LLL</text:p>
      <text:p text:style-name="Body_20_Text">Substitute <text:span text:style-name="Code_20_Inline">std::string</text:span> for <text:span text:style-name="Code_20_Inline">int</text:span> to get <text:span text:style-name="Code_20_Inline">std::vector&lt;std::string&gt;</text:span>. Note that if you want to de<text:change-start text:change-id="ct1218597888"/>fin<text:change-end text:change-id="ct1218597888"/><text:change text:change-id="ct1218598000"/>e a <text:span text:style-name="Code_20_Inline">vector</text:span> of <text:span text:style-name="Code_20_Inline">vector</text:span>s, there is one trick. Try changing Listing 9-1 to de<text:change text:change-id="ct1218598336"/><text:change-start text:change-id="ct1218598224"/>fin<text:change-end text:change-id="ct1218598224"/>e a <text:span text:style-name="Code_20_Inline">vector</text:span> of <text:span text:style-name="Code_20_Inline">std::vector&lt;int&gt;</text:span>. (Ignore the compilation error for line 22: you cannot print an entire vector using an output operator. Instead, heed only the compilation error on line 9.) <text:span text:style-name="T1">What happens?</text:span></text:p>
      <text:p text:style-name="Body_20_Text_20_First">~LLL</text:p>
      <text:p text:style-name="Body_20_Text_20_First">~LLL</text:p>
      <text:p text:style-name="Body_20_Text_20_First">~LLL</text:p>
      <text:p text:style-name="P3">C++ builds multi-character symbols by grabbing as many characters as it can to form a valid token. Thus, any time it sees two greater than signs next to each other, it automatically considers them to form a single operator (<text:span text:style-name="Code_20_Inline">&gt;&gt;</text:span>). In order to de<text:change-start text:change-id="ct1218598560"/>fin<text:change-end text:change-id="ct1218598560"/><text:change text:change-id="ct1144947152"/>e a vector of vectors, you must make sure a space character separates the two closing angle brackets:</text:p>
      <text:p text:style-name="Code_20_Single"><text:hidden-text text:condition="ooow:" text:string-value=".cc" text:is-hidden="true"/>std::vector&lt;std::vector&lt;int&gt; <text:s/>&gt; <text:hidden-text text:condition="ooow:comment == 1" text:string-value="note that this constraint will not apply when compilers adopt the draft for the next release of the standard where the double closure without space is valid syntax."/><text:change-start text:change-id="ct1144947824"/><text:hidden-text text:condition="ooow:" text:string-value="[RL]Yes, and it will have an array type, but that’s subject matter for the next revision." text:is-hidden="true"/><text:change-end text:change-id="ct1144947824"/> <text:s text:c="2"/>nested_vector;</text:p>
      <text:p text:style-name="Body_20_Text_20_Cont">Don’t worry if you can’t remember this rule. These early explorations do not use nested vectors, and by the time you get around to using them, you will be more comfortable with C++ syntax rules.</text:p>
      <text:p text:style-name="Heading_20_1">Iterators</text:p>
      <text:p text:style-name="Body_20_Text_20_First">The <text:span text:style-name="Code_20_Inline">std::sort</text:span> function sorts stuff, as you can tell from the name. In some <text:change-start text:change-id="ct1144949056"/>other <text:change-end text:change-id="ct1144949056"/>object-oriented language, you might expect <text:span text:style-name="Code_20_Inline">vector</text:span> to have a <text:span text:style-name="Code_20_Inline">sort()</text:span> member function. Alternatively, the standard library could have a <text:span text:style-name="Code_20_Inline">sort</text:span> function that can sort anything the library can throw at it. The C++ library is different.</text:p>
      <text:p text:style-name="Body_20_Text">The <text:span text:style-name="Code_20_Inline">std::sort</text:span> function can sort any sequence<text:hidden-text text:condition="ooow:comment == 1" text:string-value="yes but if that sequence is a list the member function is more efficient"/><text:change-start text:change-id="ct1144949280"/><text:hidden-text text:condition="ooow:" text:string-value="[RL]Yes, but I don’t mention the list type until much, much later in the book" text:is-hidden="true"/><text:change-end text:change-id="ct1144949280"/> of objects that can be compared using the less-than (<text:span text:style-name="Code_20_Inline">&lt;</text:span>) operator: numbers, strings, user-defined types, and more. You specify the sequence to sort by providing the starting position (such as <text:span text:style-name="Code_20_Inline">data.begin()</text:span>) and one-past-the-end position (<text:span text:style-name="Code_20_Inline">data.end()</text:span>).</text:p>
      <text:p text:style-name="Body_20_Text">These “positions” are called <text:span text:style-name="T2">iterators</text:span>. An iterator is an object that can refer to an element of a sequence. The sequence might be elements of a<text:change text:change-id="ct1144949168"/> <text:change text:change-id="ct1144949616"/><text:change-start text:change-id="ct1144949728"/>vector<text:change-end text:change-id="ct1144949728"/>, or they could be data in a file or database, or nodes in a tree. The implementation of the sequence is irrelevant, and the <text:span text:style-name="Code_20_Inline">std::sort</text:span> function knows nothing about it. Instead, the <text:span text:style-name="Code_20_Inline">sort</text:span> function sees only the iterators.</text:p>
      <text:p text:style-name="Body_20_Text">Iterators present a simple interface, even if their implementation is complicated. The <text:change-start text:change-id="ct1144949840"/><text:span text:style-name="Code_20_Inline">*</text:span><text:change-end text:change-id="ct1144949840"/> operator returns the value that the iterator refers to (<text:span text:style-name="Code_20_Inline">*iter</text:span>), and you can advance an iterator to the next element of the sequence (<text:span text:style-name="Code_20_Inline">++iter</text:span>). You can compare two iterators to see if they refer to the same element (<text:span text:style-name="Code_20_Inline">iter1</text:span> <text:span text:style-name="Code_20_Inline">==</text:span> <text:span text:style-name="Code_20_Inline">iter2</text:span>). Iterators come in different flavors, and some flavors let you modify the element or move backward in the sequence.<text:change-start text:change-id="ct1144950400"/></text:p>
      <text:p text:style-name="Body_20_Text">The notion of “one-past-the-end” is a common idiom in the C++ library and in C++ programs. A bounded loop needs a starting position and an ending position.<text:change-end text:change-id="ct1144950400"/><text:change-start text:change-id="ct1144947600"/> One way to specify these for a vector is to specify the position of the first element and the last element, but that raises a thorny issue of what to do with an empty vector. <text:change-end text:change-id="ct1144947600"/><text:change-start text:change-id="ct1144947488"/>Long ago, computer scientists invented the concept of a sentry or guard. Sometimes, the sentry was a real element added to the end of a container<text:change-end text:change-id="ct1144947488"/><text:change-start text:change-id="ct1144949392"/>, marking the position one past the last element. In that case, a container with only the sentry element was empty. Iterators work similarly, but instead of using an explicit sentry element in the container, the iterator has a sentry value that denotes the position just past the <text:change-end text:change-id="ct1144949392"/><text:change-start text:change-id="ct1144946816"/>last true element of the sequence.<text:change-end text:change-id="ct1144946816"/></text:p>
      <text:p text:style-name="Body_20_Text">Thus, <text:span text:style-name="Code_20_Inline">dat</text:span><text:span text:style-name="Code_20_Inline"><text:span text:style-name="Code_20_Inline">a</text:span></text:span><text:span text:style-name="Code_20_Inline">.</text:span><text:span text:style-name="Code_20_Inline"><text:span text:style-name="Code_20_Inline">b</text:span></text:span><text:span text:style-name="Code_20_Inline">egin()</text:span> returns an iterator that refers to the first element of data, and <text:span text:style-name="Code_20_Inline">data.end()</text:span> returns an iterator with the special one-past-the-end value, as shown in Figure 9-1.</text:p>
      <text:p text:style-name="Production">Insert 7494f0901.eps</text:p>
      <text:p text:style-name="Figure_20_Caption">Figure 9-1. Iterators pointing to positions in a vector.</text:p>
      <text:p text:style-name="Body_20_Text"><text:span text:style-name="T1">What is the value of </text:span><text:span text:style-name="T3">data.begin()</text:span><text:span text:style-name="T1"> if </text:span><text:span text:style-name="T3">data.size</text:span><text:span text:style-name="Code_20_Inline"><text:span text:style-name="T3">(</text:span></text:span><text:span text:style-name="T3">)</text:span><text:span text:style-name="T1"> is zero?</text:span></text:p>
      <text:p text:style-name="Body_20_Text_20_First">~LLL</text:p>
      <text:p text:style-name="Body_20_Text">That’s right,<text:change-start text:change-id="ct1144946704"/> if the vector is empty,<text:change-end text:change-id="ct1144946704"/> <text:span text:style-name="Code_20_Inline">dat</text:span><text:span text:style-name="Code_20_Inline"><text:span text:style-name="Code_20_Inline">a</text:span></text:span><text:span text:style-name="Code_20_Inline">.</text:span><text:span text:style-name="Code_20_Inline"><text:span text:style-name="Code_20_Inline">b</text:span></text:span><text:span text:style-name="Code_20_Inline">egin()</text:span> returns the same value as <text:span text:style-name="Code_20_Inline">da</text:span><text:span text:style-name="Code_20_Inline"><text:span text:style-name="Code_20_Inline">ta</text:span></text:span><text:span text:style-name="Code_20_Inline">.end()</text:span>. Because you can compare two iterators, one way to determine whether a vector is empty is to test:</text:p>
      <text:p text:style-name="Code_20_Single"><text:hidden-text text:condition="ooow:" text:string-value=".cc" text:is-hidden="true"/>data.begin() == data.end()</text:p>
      <text:p text:style-name="Body_20_Text_20_Cont">A better way, however, is to call <text:span text:style-name="Code_20_Inline">data.empty()</text:span>, which returns <text:span text:style-name="Code_20_Inline">true</text:span> if the vector is empty and <text:span text:style-name="Code_20_Inline">false</text:span> if the vector contains at least one element.<text:change-start text:change-id="ct1144948384"/></text:p>
      <text:p text:style-name="Body_20_Text">Iterators have many uses beyond accessing elements <text:change-end text:change-id="ct1144948384"/><text:change-start text:change-id="ct1144948608"/>of a vector. You will see them often in this book, used for input, output, <text:s/>and more.<text:change-end text:change-id="ct1144948608"/></text:p>
      <text:p text:style-name="Heading_20_1">Algorithms</text:p>
      <text:p text:style-name="Body_20_Text_20_First">The <text:span text:style-name="Code_20_Inline">std::sort</text:span> function is an example of a <text:change-start text:change-id="ct1144948160"/><text:span text:style-name="T2">generic algorithm</text:span><text:change-end text:change-id="ct1144948160"/>, so named because these function<text:change-start text:change-id="ct1144947936"/>s<text:change-end text:change-id="ct1144947936"/> implement common algorithms and they operate generically. That is, they work for just about anything you can express as a sequence. Most of the standard algorithms are declared in the <text:span text:style-name="Code_20_Inline">&lt;algorithm&gt;</text:span> header, although a few numerically-oriented ones are declared in the <text:span text:style-name="Code_20_Inline">&lt;numeric&gt;</text:span> header.</text:p>
      <text:p text:style-name="Body_20_Text"><text:change-start text:change-id="ct1144947712"/>The standard <text:change-end text:change-id="ct1144947712"/><text:change-start text:change-id="ct1144949504"/>algorithms run the gamut of common programming activities: sorting, searching, copying, <text:change-end text:change-id="ct1144949504"/><text:change-start text:change-id="ct1144947264"/>comparing, modifying, and more. Searches can be <text:change-end text:change-id="ct1144947264"/><text:change text:change-id="ct1144947040"/>linear <text:change text:change-id="ct1144948496"/><text:change-start text:change-id="ct1144948048"/>or<text:change-end text:change-id="ct1144948048"/> binary<text:change text:change-id="ct1144946928"/><text:hidden-text text:condition="ooow:comment == 1" text:string-value="There are algorithms that implement searches, copy data ..."/>. <text:change text:change-id="ct1144948720"/>A number of functions, includ<text:change-start text:change-id="ct1144948832"/>ing<text:change-end text:change-id="ct1144948832"/><text:change text:change-id="ct1144948944"/> <text:span text:style-name="Code_20_Inline">std::sort</text:span>, reorder elements within a sequence. No matter what they do, all generic algorithms share some common features.</text:p>
      <text:p text:style-name="Body_20_Text">Almost all the generic algorithms operate on iterators. (The sole exceptions are <text:span text:style-name="Code_20_Inline">std::max</text:span> and <text:span text:style-name="Code_20_Inline">std::min</text:span>, which return the maximum and minimum<text:hidden-text text:condition="ooow:comment == 1" text:string-value="but they are overloaded to deal with maximum and minimum from ranges as well"/><text:change-start text:change-id="ct1220634064"/><text:hidden-text text:condition="ooow:" text:string-value="[RL]No, min_element and max_element do that." text:is-hidden="true"/><text:change-end text:change-id="ct1220634064"/> of two values, respectively.) Earlier, I mentioned that iterators come in different flavors, each flavor having different capabilit<text:change-start text:change-id="ct1220634288"/>ies<text:change-end text:change-id="ct1220634288"/><text:change text:change-id="ct1220634176"/>. Although C++ has five flavors in all, you can broadly group them into two categories: <text:change-start text:change-id="ct1220632608"/>read<text:change-end text:change-id="ct1220632608"/><text:change text:change-id="ct1220634848"/> and <text:change text:change-id="ct1220635744"/><text:change-start text:change-id="ct1220636192"/>write<text:change-end text:change-id="ct1220636192"/><text:hidden-text text:condition="ooow:comment == 1" text:string-value="I find that confusing when C++ actually has a category called an input iterator and one called an output iterator."/><text:change-start text:change-id="ct1220635296"/><text:hidden-text text:condition="ooow:" text:string-value="[RL]I don’t want to discuss all five categories now; that will come later, but I see your point, and can make up new names for these pseudo-categories" text:is-hidden="true"/><text:change-end text:change-id="ct1220635296"/>.</text:p>
      <text:p text:style-name="Body_20_Text">A<text:change text:change-id="ct1220633616"/> <text:change text:change-id="ct1220633840"/><text:change-start text:change-id="ct1220633728"/>read<text:change-end text:change-id="ct1220633728"/> iterator refers to a position in a sequence of values that <text:change-start text:change-id="ct1220635520"/>enable reading from the sequence<text:change-end text:change-id="ct1220635520"/><text:change text:change-id="ct1219016792"/>. The algorithms <text:change-start text:change-id="ct1220634960"/>use read iterators for input<text:change-end text:change-id="ct1220634960"/><text:change text:change-id="ct1220634736"/>, but does not modify th<text:change text:change-id="ct1220634624"/>e values. Typically, you must specify a range with a pair of <text:change-start text:change-id="ct1220634400"/>read <text:change-end text:change-id="ct1220634400"/>iterators: start and one-past-the-end.</text:p>
      <text:p text:style-name="Body_20_Text">A<text:change text:change-id="ct1220635856"/> <text:change text:change-id="ct1220635968"/><text:change-start text:change-id="ct1220636080"/>write<text:change-end text:change-id="ct1220636080"/> iterator refers to a position in a sequence where the algorithm is to write its output. Typically, you specify only the starting position of the output sequence. The algorithm does not and cannot check for overflow, so you must ensure the output sequence has enough room to accommodate everything that the algorithm will write<text:hidden-text text:condition="ooow:comment == 1" text:string-value="Please completely review the last couple of paragraphs. You are referring to the way iterators are used not the way that C++ categorises them"/><text:change-start text:change-id="ct1220636304"/><text:hidden-text text:condition="ooow:" text:string-value="[RL]This is what readers need to know" text:is-hidden="true"/><text:change-end text:change-id="ct1220636304"/>. </text:p>
      <text:p text:style-name="Body_20_Text">For example, the <text:span text:style-name="Code_20_Inline">std::copy</text:span> algorithm copies values from an input sequence to an output sequence. The function takes three arguments: two <text:change-start text:change-id="ct1220636416"/>read iterators <text:change-end text:change-id="ct1220636416"/>to specify the input range, and one <text:change-start text:change-id="ct1220635632"/>write iterator <text:change-end text:change-id="ct1220635632"/>to specify the start of the output range. You must ensure the output is big enough. For example, you might specify the initial size of a vector when you de<text:change text:change-id="ct1220633056"/><text:change-start text:change-id="ct1220632720"/>fin<text:change-end text:change-id="ct1220632720"/>e it, as shown in Listing 9-2.</text:p>
      <text:p text:style-name="Code_20_Caption">Listing 9-2. Demonstrating the std::copy function</text:p>
      <text:p text:style-name="Code_20_First">#include &lt;algorithm&gt;</text:p>
      <text:p text:style-name="Code">#include &lt;cassert&gt;</text:p>
      <text:p text:style-name="Code">#include &lt;vector&gt;</text:p>
      <text:p text:style-name="Code"/>
      <text:p text:style-name="Code">int main()</text:p>
      <text:p text:style-name="Code">{</text:p>
      <text:p text:style-name="Code"><text:s text:c="2"/>std::vector&lt;int&gt; input(3);</text:p>
      <text:p text:style-name="Code"><text:s text:c="2"/>std::vector&lt;int&gt; output(3);</text:p>
      <text:p text:style-name="Code"><text:s text:c="2"/>input.at(0) = 10;</text:p>
      <text:p text:style-name="Code"><text:s text:c="2"/>input.at(1) = 20;</text:p>
      <text:p text:style-name="Code"><text:s text:c="2"/>input.at(2) = 30;</text:p>
      <text:p text:style-name="Code"><text:s text:c="2"/>std::copy(input.begin(), input.end(), output.begin());</text:p>
      <text:p text:style-name="Code"><text:s text:c="2"/>// Now output has a complete copy of input.</text:p>
      <text:p text:style-name="Code"><text:s text:c="2"/>assert(input == output);</text:p>
      <text:p text:style-name="Code_20_Last">}</text:p>
      <text:p text:style-name="Body_20_Text_20_Cont">The <text:span text:style-name="Code_20_Inline">assert</text:span> function is a quick way to verify that what you think is true actually is true. You assert a logical statement, and if you are wrong, the program terminates with a message that identifies the assertion. The <text:span text:style-name="Code_20_Inline">assert</text:span> function is declared in <text:span text:style-name="Code_20_Inline">&lt;cassert&gt;</text:span>; the <text:span text:style-name="Code_20_Inline">c</text:span> means the C++ library inherits this header form the C standard library. Note that <text:span text:style-name="Code_20_Inline">assert</text:span> is one of the exceptions to the rule that standard library members begin with <text:span text:style-name="Code_20_Inline">std::</text:span>.<text:hidden-text text:condition="ooow:comment == 1" text:string-value="Of course it is an exception in other ways such as being a macro, (spelt in all lower case !)"/><text:change-start text:change-id="ct1230467548"/><text:hidden-text text:condition="ooow:" text:string-value="[RL]I don’t even want to mention macros yet" text:is-hidden="true"/><text:change-end text:change-id="ct1230467548"/></text:p>
      <text:p text:style-name="Body_20_Text">If the program is correct, it runs and exits normally, but if we make a mistake, the assert<text:change-start text:change-id="ct1230467660"/>ion<text:change-end text:change-id="ct1230467660"/> triggers and the programs fails with a message. <text:span text:style-name="T1">Test the program in Listing 9-2.</text:span> Just to see what happens when an assertion fails, <text:span text:style-name="T1">comment out the call to </text:span><text:span text:style-name="T3">std::copy</text:span><text:span text:style-name="T1"> and run it again. Write down the message you get:</text:span><text:span text:style-name="T1"><text:hidden-text text:condition="ooow:comment == 1" text:string-value="I get much more than an assert failure. The message includes instructions to contact the applications support team !"/></text:span><text:change-start text:change-id="ct1218313660"/><text:span text:style-name="T1"><text:hidden-text text:condition="ooow:" text:string-value="[RL]The message is implementation-defined." text:is-hidden="true"/></text:span><text:change-end text:change-id="ct1218313660"/></text:p>
      <text:p text:style-name="Body_20_Text_20_First">~LLL</text:p>
      <text:p text:style-name="Body_20_Text_20_First">~LLL</text:p>
      <text:p text:style-name="Heading_20_1">Member Types</text:p>
      <text:p text:style-name="Body_20_Text_20_First">Line 21 of Listing 9-1 looks worse than it is. The de<text:change text:change-id="ct1218313548"/><text:change-start text:change-id="ct1218313324"/>fini<text:change-end text:change-id="ct1218313324"/>tion<text:hidden-text text:condition="ooow:comment == 1" text:string-value="definition"/><text:change-start text:change-id="ct1218313100"/><text:hidden-text text:condition="ooow:" text:string-value="[RL]Yes, but let’s not confuse the reader" text:is-hidden="true"/><text:change-end text:change-id="ct1218313100"/> in the first part of the <text:span text:style-name="Code_20_Inline">for</text:span> loop is particularly scary, even for experienced C++ programmers. In addition to member functions, a C++ class can have member classes. In this case, the parent class, <text:span text:style-name="Code_20_Inline">std::vector&lt;int&gt;</text:span>, has a member <text:change text:change-id="ct1218312988"/><text:change-start text:change-id="ct1218312876"/>type<text:change-end text:change-id="ct1218312876"/><text:hidden-text text:condition="ooow:comment == 1" text:string-value="no it has a local type which might be a typedef for a fundamental type (and usually is for this one) I do not think the standard actually requires that it be a fundamental unsigned integral type but I have never come across an exception"/><text:change-start text:change-id="ct1218312764"/><text:hidden-text text:condition="ooow:" text:string-value="[RL]Yes, it must be unsigned, but the reader doesn’t need to know that" text:is-hidden="true"/><text:change-end text:change-id="ct1218312764"/> named <text:span text:style-name="Code_20_Inline">size_type</text:span>. Use this type whenever you need to store a size or index for a vector. <text:change-start text:change-id="ct1218312652"/></text:p>
      <text:p text:style-name="Body_20_Text"><text:change-end text:change-id="ct1218312652"/>The <text:span text:style-name="Code_20_Inline">size_type</text:span> is like an <text:span text:style-name="Code_20_Inline">int</text:span>, but not really<text:hidden-text text:condition="ooow:comment == 1" text:string-value="no, it is never like an int (it cannot be) though it is often indistinguishable from an unsigned int !"/><text:change-start text:change-id="ct1218312428"/><text:hidden-text text:condition="ooow:" text:string-value="[RL]I don’t mention unsigned types because I don’t want to get bogged down in the subtle issues that arise when mixing signed and unsigned integers in an expression. It’s possible  readers will get trapped by these issues in their own programs, but I try to avoid these problems in the book’s examples. When the time is right, I will introduce unsigned integers." text:is-hidden="true"/><text:change-end text:change-id="ct1218312428"/>. In particular, you cannot assign a negative value to <text:span text:style-name="Code_20_Inline">size_type</text:span> (after all, what kind of <text:change-start text:change-id="ct1218312540"/>vector<text:change-end text:change-id="ct1218312540"/><text:change text:change-id="ct1218312316"/> has a negative size?), or rather, the language rules let you assign a negative value, but you won’t get the result you want or expect, so a good compiler warns you that you are making a mistake. Until you learn enough C++ to appreciate the subtleties of <text:span text:style-name="Code_20_Inline">size_type</text:span>, the best strategy is to use <text:span text:style-name="Code_20_Inline">size_type</text:span> only for loop control, for storing the size of a<text:change text:change-id="ct1218312204"/> <text:change text:change-id="ct1218312092"/><text:change-start text:change-id="ct1218311980"/>vector<text:change-end text:change-id="ct1218311980"/>, and for storing indices. Don’t try to perform arithmetic with <text:span text:style-name="Code_20_Inline">size_type</text:span> values, beyond simply incrementing a loop control variable.</text:p>
      <text:p text:style-name="Body_20_Text">Line 21 uses <text:span text:style-name="Code_20_Inline">size_type</text:span> to de<text:change-start text:change-id="ct1218311868"/>fin<text:change-end text:change-id="ct1218311868"/><text:change text:change-id="ct1218311756"/>e the variable <text:span text:style-name="Code_20_Inline">i</text:span>, which is the loop control variable. The loop increments i from 0 up to the <text:change text:change-id="ct1218311644"/><text:change-start text:change-id="ct1218311532"/>vector<text:change-end text:change-id="ct1218311532"/> size, at which point it exits. This is a common idiom for looping through a<text:change text:change-id="ct1218311420"/> <text:change text:change-id="ct1218311308"/><text:change-start text:change-id="ct1218311196"/>vector<text:change-end text:change-id="ct1218311196"/><text:hidden-text text:condition="ooow:comment == 1" text:string-value="a sequence container"/><text:change-start text:change-id="ct1218310972"/><text:hidden-text text:condition="ooow:" text:string-value="[RL]Vector is suitable for all the early programs, so there’s no need to confuse the reader with deque and list. Not yet, anyway." text:is-hidden="true"/><text:change-end text:change-id="ct1218310972"/> when you need the <text:change text:change-id="ct1218310860"/><text:change-start text:change-id="ct1218310748"/>vector<text:change-end text:change-id="ct1218310748"/> indices. Most programs, in fact, do not need to use the <text:change text:change-id="ct1218310636"/><text:change-start text:change-id="ct1218310524"/>vector<text:change-end text:change-id="ct1218310524"/> indices. I wrote Listing 9-1 that way only to demonstrate the <text:span text:style-name="Code_20_Inline">at</text:span> member function.</text:p>
      <text:p text:style-name="Body_20_Text">A better way to write the program in Listing 9-1 is to use iterators instead of indices and the <text:span text:style-name="Code_20_Inline">at()</text:span> member function. To de<text:change-start text:change-id="ct1218310412"/>fin<text:change-end text:change-id="ct1218310412"/><text:change text:change-id="ct1218310300"/>e an iterator, substitute<text:change-start text:change-id="ct1218310188"/> the member type<text:change-end text:change-id="ct1218310188"/> <text:span text:style-name="Code_20_Inline">iterator</text:span> for <text:span text:style-name="Code_20_Inline">size_type</text:span> in the de<text:change-start text:change-id="ct1241954536"/>fini<text:change-end text:change-id="ct1241954536"/><text:change text:change-id="ct1219016680"/>tion of the loop control variable.<text:change-start text:change-id="ct1219016904"/><text:hidden-text text:condition="ooow:" text:string-value="[MM] So, is iterator a member type? This is quite a large section and it's not always obvious we are still talking about member types all the way through. The stream iterators are a good example of where it's not clear if they should be in this section or not. So, what I'm saying is, you should think about a few more headings to split this section of text." text:is-hidden="true"/><text:change-end text:change-id="ct1219016904"/> Initialize the loop control variable to <text:span text:style-name="Code_20_Inline">data</text:span>.<text:span text:style-name="Code_20_Inline">begin()</text:span>, and end with loop when the iterator equals <text:span text:style-name="Code_20_Inline">data.end()</text:span>. Use the <text:span text:style-name="Code_20_Inline">++</text:span> operator to advance the iterator and <text:span text:style-name="Code_20_Inline">*</text:span> to obtain the <text:change text:change-id="ct1241955320"/><text:change-start text:change-id="ct1241955208"/>vector<text:change-end text:change-id="ct1241955208"/> element that the iterator refers to. Put these pieces together and <text:span text:style-name="T1">rewrite lines 21 and 22 of Listing 9-1 to use iterators</text:span>:</text:p>
      <text:p text:style-name="Body_20_Text_20_First">~LLL</text:p>
      <text:p text:style-name="Body_20_Text_20_First">~LLL</text:p>
      <text:p text:style-name="Body_20_Text">Compare your response to Listing 9-3. (For your convenience, I repeat the entire program. That makes it easy for you to compile and test the program.)</text:p>
      <text:p text:style-name="Code_20_Caption">Listing 9-3. Sorting integers, using iterators to print the results</text:p>
      <text:list text:style-name="L3">
        <text:list-item>
          <text:p text:style-name="P10">#include &lt;algorithm&gt;</text:p>
        </text:list-item>
        <text:list-item>
          <text:p text:style-name="P11">#include &lt;iostream&gt;</text:p>
        </text:list-item>
        <text:list-item>
          <text:p text:style-name="P12">#include &lt;istream&gt;</text:p>
        </text:list-item>
        <text:list-item>
          <text:p text:style-name="P12">#include &lt;ostream&gt;</text:p>
        </text:list-item>
        <text:list-item>
          <text:p text:style-name="P12">#include &lt;vector&gt;</text:p>
        </text:list-item>
        <text:list-item>
          <text:p text:style-name="P12"/>
        </text:list-item>
        <text:list-item>
          <text:p text:style-name="P12">int main()</text:p>
        </text:list-item>
        <text:list-item>
          <text:p text:style-name="P12">{</text:p>
        </text:list-item>
        <text:list-item>
          <text:p text:style-name="P12"><text:s text:c="2"/>std::vector&lt;int&gt; data; <text:s text:c="4"/>// initialized to be empty</text:p>
        </text:list-item>
        <text:list-item>
          <text:p text:style-name="P12"><text:s text:c="2"/>int x(0);</text:p>
        </text:list-item>
        <text:list-item>
          <text:p text:style-name="P12"/>
        </text:list-item>
        <text:list-item>
          <text:p text:style-name="P12"><text:s text:c="2"/>// Read integers one at a time.</text:p>
        </text:list-item>
        <text:list-item>
          <text:p text:style-name="P12"><text:s text:c="2"/>while (std::cin &gt;&gt; x)</text:p>
        </text:list-item>
        <text:list-item>
          <text:p text:style-name="P12"><text:s text:c="4"/>// Store each integer in the <text:change text:change-id="ct1219018472"/><text:change-start text:change-id="ct1241954312"/>vector<text:change-end text:change-id="ct1241954312"/>.</text:p>
        </text:list-item>
        <text:list-item>
          <text:p text:style-name="P12"><text:s text:c="4"/>data.push_back(x);</text:p>
        </text:list-item>
        <text:list-item>
          <text:p text:style-name="P12"/>
        </text:list-item>
        <text:list-item>
          <text:p text:style-name="P12"><text:s text:c="2"/>// Sort the <text:change text:change-id="ct1219018248"/><text:change-start text:change-id="ct1218723600"/><text:span text:style-name="T4">vector</text:span><text:change-end text:change-id="ct1218723600"/>.</text:p>
        </text:list-item>
        <text:list-item>
          <text:p text:style-name="P12"><text:s text:c="2"/>std::sort(data.begin(), data.end());</text:p>
        </text:list-item>
        <text:list-item>
          <text:p text:style-name="P12"/>
        </text:list-item>
        <text:list-item>
          <text:p text:style-name="P12"><text:s text:c="2"/>// Print the <text:change text:change-id="ct1218720240"/><text:change-start text:change-id="ct1241808520"/><text:span text:style-name="T4">vector</text:span><text:change-end text:change-id="ct1241808520"/>, one number per line.</text:p>
        </text:list-item>
        <text:list-item>
          <text:p text:style-name="P12"><text:s text:c="2"/>for (std::vector&lt;int&gt;::iterator i(data.begin()); i != data.end(); ++i)</text:p>
        </text:list-item>
        <text:list-item>
          <text:p text:style-name="P12"><text:s text:c="4"/>std::cout &lt;&lt; *i &lt;&lt; '\n';</text:p>
        </text:list-item>
        <text:list-item>
          <text:p text:style-name="P13">}</text:p>
        </text:list-item>
      </text:list>
      <text:p text:style-name="Body_20_Text">Using iterators instead of indices has many advantages:</text:p>
      <text:list text:style-name="L4">
        <text:list-item>
          <text:p text:style-name="P14">The code works with other kinds of containers (such as linked lists), even if they don’t have the <text:span text:style-name="Code_20_Inline">at</text:span> member function.</text:p>
        </text:list-item>
        <text:list-item>
          <text:p text:style-name="P15">The optimizer has more opportunities to produce high<text:change-start text:change-id="ct1219017016"/>-<text:change-end text:change-id="ct1219017016"/><text:change text:change-id="ct1219016568"/>performance code.</text:p>
        </text:list-item>
        <text:list-item>
          <text:p text:style-name="P15">Fewer chances for mistakes, such as buffer overruns.</text:p>
        </text:list-item>
        <text:list-item>
          <text:p text:style-name="P16">Code is easier to read, especially for experienced C++ programmers.<text:change-start text:change-id="ct1219016344"/><text:hidden-text text:condition="ooow:" text:string-value="[MM] This should be Bullet Last style." text:is-hidden="true"/><text:change-end text:change-id="ct1219016344"/></text:p>
        </text:list-item>
      </text:list>
      <text:p text:style-name="Heading_20_1"><text:change-start text:change-id="ct1219016456"/>Using Iterators and Algorithms</text:p>
      <text:p text:style-name="Body_20_Text_20_First"><text:change-end text:change-id="ct1219016456"/><text:change text:change-id="ct1219016232"/><text:change-start text:change-id="ct1219015560"/>L<text:change-end text:change-id="ct1219015560"/>oops over iterator ranges are so common, many generic algorithms implement the most common actions that you might need to take in a program. With a couple of helpers, you can reimplement the program using only generic algorithms, as shown in Listing 9-4.</text:p>
      <text:p text:style-name="Code_20_Caption">Listing 9-4. Sorting integers by using only generic algorithms and iterator adapters</text:p>
      <text:list text:style-name="L1" text:continue-numbering="true">
        <text:list-item>
          <text:p text:style-name="P17">#include &lt;algorithm&gt;</text:p>
        </text:list-item>
        <text:list-item>
          <text:p text:style-name="P18">#include &lt;iostream&gt;</text:p>
        </text:list-item>
        <text:list-item>
          <text:p text:style-name="P4">#include &lt;istream&gt;</text:p>
        </text:list-item>
        <text:list-item>
          <text:p text:style-name="P4">#include &lt;iterator&gt;</text:p>
        </text:list-item>
        <text:list-item>
          <text:p text:style-name="P4">#include &lt;ostream&gt;</text:p>
        </text:list-item>
        <text:list-item>
          <text:p text:style-name="P4">#include &lt;vector&gt;</text:p>
        </text:list-item>
        <text:list-item>
          <text:p text:style-name="P4"/>
        </text:list-item>
        <text:list-item>
          <text:p text:style-name="P4">int main()</text:p>
        </text:list-item>
        <text:list-item>
          <text:p text:style-name="P4">{</text:p>
        </text:list-item>
        <text:list-item>
          <text:p text:style-name="P4"><text:s text:c="2"/>std::vector&lt;int&gt; data;</text:p>
        </text:list-item>
        <text:list-item>
          <text:p text:style-name="P4"><text:change text:change-id="ct1221637484"/></text:p>
        </text:list-item>
        <text:list-item>
          <text:p text:style-name="P4"><text:s text:c="2"/>// Read integers one at a time.</text:p>
        </text:list-item>
        <text:list-item>
          <text:p text:style-name="P4"><text:s text:c="2"/>std::copy(std::istream_iterator&lt;int&gt;(std::cin),</text:p>
        </text:list-item>
        <text:list-item>
          <text:p text:style-name="P4"><text:s text:c="12"/>std::istream_iterator&lt;int&gt;(),</text:p>
        </text:list-item>
        <text:list-item>
          <text:p text:style-name="P4"><text:s text:c="12"/>std::back_inserter(data));</text:p>
        </text:list-item>
        <text:list-item>
          <text:p text:style-name="P4"/>
        </text:list-item>
        <text:list-item>
          <text:p text:style-name="P4"><text:s text:c="2"/>// Sort the <text:change text:change-id="ct1241858860"/><text:change-start text:change-id="ct1241859980"/><text:span text:style-name="T4">vector</text:span><text:change-end text:change-id="ct1241859980"/>.</text:p>
        </text:list-item>
        <text:list-item>
          <text:p text:style-name="P4"><text:s text:c="2"/>std::sort(data.begin(), data.end());</text:p>
        </text:list-item>
        <text:list-item>
          <text:p text:style-name="P4"/>
        </text:list-item>
        <text:list-item>
          <text:p text:style-name="P4"><text:s text:c="2"/>// Print the <text:change text:change-id="ct1241858524"/><text:change-start text:change-id="ct1241858300"/><text:span text:style-name="T4">vector</text:span><text:change-end text:change-id="ct1241858300"/>, one number per line.</text:p>
        </text:list-item>
        <text:list-item>
          <text:p text:style-name="P4"><text:s text:c="2"/>std::copy(data.begin(), data.end(),</text:p>
        </text:list-item>
        <text:list-item>
          <text:p text:style-name="P4"><text:s text:c="12"/>std::ostream_iterator&lt;int&gt;(std::cout, "\n"));</text:p>
        </text:list-item>
        <text:list-item>
          <text:p text:style-name="P19">}</text:p>
        </text:list-item>
      </text:list>
      <text:p text:style-name="Body_20_Text_20_Cont">An <text:span text:style-name="Code_20_Inline">std::istream_iterator</text:span> creates a<text:change text:change-id="ct1241860988"/> <text:change text:change-id="ct1241861660"/><text:change-start text:change-id="ct1241860428"/>read<text:change-end text:change-id="ct1241860428"/><text:hidden-text text:condition="ooow:comment == 1" text:string-value="not that this really is an input iterator (C++ category)"/> iterator that reads from an input stream. Every time you read a value from the iterator, the <text:span text:style-name="Code_20_Inline">istream_iterator</text:span> object uses the <text:span text:style-name="Code_20_Inline">&gt;&gt;</text:span> operator to read a value from the stream. You must supply the type in angle brackets, so the compiler knows what type of information you want to read from the stream, which you pass as a function argument. With no argument, <text:span text:style-name="Code_20_Inline">std::istream_iterator&lt;int&gt;()</text:span> returns a special one-past-the-end iterator. When the input stream iterator equals this special one-past-the-end iterator, that means the program has reached the end of the stream, and no more input is available.</text:p>
      <text:p text:style-name="Body_20_Text">The <text:span text:style-name="Code_20_Inline">std::back_inserter</text:span> function takes a <text:span text:style-name="Code_20_Inline">vector</text:span> (or any object that has a <text:span text:style-name="Code_20_Inline">push_back</text:span> function) and turns it into a<text:change text:change-id="ct1241861772"/> <text:change text:change-id="ct1241859196"/><text:change-start text:change-id="ct1241861324"/>write<text:change-end text:change-id="ct1241861324"/> iterator. Any time you assign a value to the iterator, the back insert iterator calls the <text:span text:style-name="Code_20_Inline">push_back </text:span>function to add the value to the object. Using <text:span text:style-name="Code_20_Inline">back_inserter</text:span>, you can guarantee that the program will not overrun the output buffer.</text:p>
      <text:p text:style-name="Body_20_Text">Finally, an <text:span text:style-name="Code_20_Inline">ostream_iterator</text:span> is the counterpart to <text:span text:style-name="Code_20_Inline">istream_iterator</text:span>. It takes an output stream and turns it into a<text:change text:change-id="ct1241860876"/> <text:change text:change-id="ct1241860540"/><text:change-start text:change-id="ct1200889132"/>write<text:change-end text:change-id="ct1200889132"/> iterator<text:hidden-text text:condition="ooow:comment == 1" text:string-value="again the real C++ category"/>. Any value that you assign to the iterator is written to the stream using the <text:span text:style-name="Code_20_Inline">&lt;&lt;</text:span> operator. You can pass an optional string argument, and the <text:span text:style-name="Code_20_Inline">ostream_iterator</text:span> writes that string after each value. In this case, the string contains just a newline character, so each number is written on its own line.</text:p>
      <text:p text:style-name="Body_20_Text">All these special iterators are declared in <text:span text:style-name="Code_20_Inline">&lt;iterator&gt;</text:span>. You don’t need this header to use an ordinary iterator, such as that returned from a <text:span text:style-name="Code_20_Inline">vector</text:span>’s <text:span text:style-name="Code_20_Inline">begin()</text:span> function, only if you use a special iterator, such as <text:span text:style-name="Code_20_Inline">istream_iterator</text:span>.</text:p>
      <text:p text:style-name="Body_20_Text">Until you are accustomed to using the generic algorithms, iterators, and special iterators, this style of programming can seem unusual. Once you are familiar with these unique C++ library members, you will find such code easier to read and write than more traditional programming styles<text:hidden-text text:condition="ooow:comment == 1" text:string-value="and even if the reader is already fluent at programming, s/he may come from, for example, a functional background. I think your comment makes assumptions about your readers that may be completely false."/><text:change-start text:change-id="ct1200889020"/><text:hidden-text text:condition="ooow:" text:string-value="[RL]Readers who find STL-style coding comfortable will lightly skip over that paragraph harmlessly, with a mere chuckle; and those who are discomfited by it will (I hope) be reassured." text:is-hidden="true"/><text:change-end text:change-id="ct1200889020"/>.</text:p>
      <text:p text:style-name="Body_20_Text"><text:change text:change-id="ct1135548072"/>Time for you to practice using iterators and algorithms. <text:span text:style-name="T1">Write a program that reads integers from the standard input into a</text:span><text:change text:change-id="ct1200889244"/><text:span text:style-name="T1"> </text:span><text:change text:change-id="ct1217883448"/><text:change-start text:change-id="ct1217883896"/><text:span text:style-name="T1">vector</text:span><text:change-end text:change-id="ct1217883896"/><text:span text:style-name="T1">. Modify the </text:span><text:change text:change-id="ct1217883560"/><text:change-start text:change-id="ct1144776376"/><text:span text:style-name="T1">vector</text:span><text:change-end text:change-id="ct1144776376"/><text:span text:style-name="T1"> by multiplying each element by 2. Then print the </text:span><text:change-start text:change-id="ct1144778168"/><text:span text:style-name="T1">vector</text:span><text:change-end text:change-id="ct1144778168"/><text:change text:change-id="ct1144775816"/><text:span text:style-name="T1">, one value per line.</text:span></text:p>
      <text:p text:style-name="P3">Test your program with the following input:</text:p>
      <text:p text:style-name="Code_20_First"><text:hidden-text text:condition="ooow:" text:string-value=".txt" text:is-hidden="true"/>68</text:p>
      <text:p text:style-name="Code">100</text:p>
      <text:p text:style-name="Code_20_Last">42</text:p>
      <text:p text:style-name="P2">What output do you expect?</text:p>
      <text:p text:style-name="Body_20_Text_20_First">~LLL</text:p>
      <text:p text:style-name="Body_20_Text_20_First">~LLL</text:p>
      <text:p text:style-name="Body_20_Text_20_First">~LLL</text:p>
      <text:p text:style-name="P2">What output do you actually get?</text:p>
      <text:p text:style-name="Body_20_Text_20_First">~LLL</text:p>
      <text:p text:style-name="Body_20_Text_20_First">~LLL</text:p>
      <text:p text:style-name="Body_20_Text_20_First">~LLL</text:p>
      <text:p text:style-name="Body_20_Text"><text:span text:style-name="T5">Now try running the program with no input at all. </text:span><text:span text:style-name="T1">What do you expect?</text:span></text:p>
      <text:p text:style-name="Body_20_Text_20_First">~LLL</text:p>
      <text:p text:style-name="P2">What do you get?</text:p>
      <text:p text:style-name="Body_20_Text_20_First">~LLL</text:p>
      <text:p text:style-name="P3">Listing 9-5 shows one way to write this program, using explicit loops. Notice how the <text:span text:style-name="Code_20_Inline">*</text:span> operator means multiplication when used as a binary (two-operand) operator, and it means “dereference the iterator” when used as a unary, prefix operator.</text:p>
      <text:p text:style-name="Code_20_Caption">Listing 9-5. Doubling input values in a<text:change text:change-id="ct1144776712"/> <text:change text:change-id="ct1144776040"/><text:change-start text:change-id="ct1144776824"/><text:span text:style-name="T6">vector</text:span><text:change-end text:change-id="ct1144776824"/></text:p>
      <text:p text:style-name="Code_20_First">#include &lt;iostream&gt;</text:p>
      <text:p text:style-name="Code">#include &lt;istream&gt;</text:p>
      <text:p text:style-name="Code">#include &lt;ostream&gt;</text:p>
      <text:p text:style-name="Code">#include &lt;vector&gt;</text:p>
      <text:p text:style-name="Code"/>
      <text:p text:style-name="Code">int main()</text:p>
      <text:p text:style-name="Code">{</text:p>
      <text:p text:style-name="Code"><text:s text:c="3"/>std::vector&lt;int&gt; data;</text:p>
      <text:p text:style-name="Code"><text:s text:c="3"/>int x(0);</text:p>
      <text:p text:style-name="Code"/>
      <text:p text:style-name="Code"><text:s text:c="3"/>while (std::cin &gt;&gt; x)</text:p>
      <text:p text:style-name="Code"><text:s text:c="6"/>data.push_back(x);</text:p>
      <text:p text:style-name="Code"/>
      <text:p text:style-name="Code"><text:s text:c="3"/>for (std::vector&lt;int&gt;::iterator i(data.begin()); i != data.end(); ++i)</text:p>
      <text:p text:style-name="Code"><text:s text:c="6"/>*i = *i * 2;</text:p>
      <text:p text:style-name="Code"/>
      <text:p text:style-name="Code"><text:s text:c="3"/>for (std::vector&lt;int&gt;::iterator i(data.begin()); i != data.end(); ++i)</text:p>
      <text:p text:style-name="Code"><text:s text:c="6"/>std::cout &lt;&lt; *i &lt;&lt; '\n';</text:p>
      <text:p text:style-name="Code_20_Last">}</text:p>
      <text:p text:style-name="Body_20_Text">Listing 9-6 shows another way, using algorithms and iterators for the input and output loops.</text:p>
      <text:p text:style-name="Code_20_Caption">Listing 9-6. Doubling input values in a<text:change text:change-id="ct1144778616"/> <text:change text:change-id="ct1144776488"/><text:change-start text:change-id="ct1144776936"/><text:span text:style-name="T6">vector</text:span><text:change-end text:change-id="ct1144776936"/></text:p>
      <text:p text:style-name="Code_20_First">#include &lt;algorithm&gt;</text:p>
      <text:p text:style-name="Code">#include &lt;iostream&gt;</text:p>
      <text:p text:style-name="Code">#include &lt;istream&gt;</text:p>
      <text:p text:style-name="Code">#include &lt;iterator&gt;</text:p>
      <text:p text:style-name="Code">#include &lt;ostream&gt;</text:p>
      <text:p text:style-name="Code">#include &lt;vector&gt;</text:p>
      <text:p text:style-name="Code"/>
      <text:p text:style-name="Code">int main()</text:p>
      <text:p text:style-name="Code">{</text:p>
      <text:p text:style-name="Code"><text:s text:c="3"/>std::vector&lt;int&gt; data;</text:p>
      <text:p text:style-name="Code"><text:change text:change-id="ct1218245328"/></text:p>
      <text:p text:style-name="Code"><text:s text:c="3"/>std::copy(std::istream_iterator&lt;int&gt;(std::cin),</text:p>
      <text:p text:style-name="Code"><text:s text:c="13"/>std::istream_iterator&lt;int&gt;(),</text:p>
      <text:p text:style-name="Code"><text:s text:c="13"/>std::back_inserter(data));</text:p>
      <text:p text:style-name="Code"/>
      <text:p text:style-name="Code"><text:s text:c="3"/>for (std::vector&lt;int&gt;::iterator i = data.begin(); i != data.end(); ++i)</text:p>
      <text:p text:style-name="Code"><text:s text:c="6"/>*i = *i * 2;</text:p>
      <text:p text:style-name="Code"/>
      <text:p text:style-name="Code"><text:s text:c="3"/>std::copy(data.begin(), data.end(),</text:p>
      <text:p text:style-name="Code"><text:s text:c="13"/>std::ostream_iterator&lt;int&gt;(std::cout, "\n"));</text:p>
      <text:p text:style-name="Code">}</text:p>
      <text:p text:style-name="Body_20_Text">The <text:span text:style-name="Code_20_Inline">++</text:span> operator is new in this exploration. The next exploration takes a closer look at this handy operator.</text:p>
      <text:p text:style-name="Body_20_Text"/>
      <text:p text:style-name="P2">OVERALL COMMENT:</text:p>
      <text:p text:style-name="P2">This is the first section that has caused me serious worries. I think that the author should carefully review the terminology he uses and considers how he can express his ideas and instructions to the reader so that they will be less confusing in the wider context of C++. <text:s/>I have highlighted several of the problems above and would be happy to review a rewrite or go into more detail if that would help.</text:p>
      <text:p text:style-name="P2"><text:change-start text:change-id="ct1144777272"/>[RL]Mea culpa. My experiment at presenting vector as a normal array type failed.<text:change-end text:change-id="ct1144777272"/><text:change-start text:change-id="ct1144777048"/> I trust the rewrite is better.<text:change-end text:change-id="ct11447770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9 - Arrays</dc:title>
    <dc:subject>Exploring C++</dc:subject>
    <meta:initial-creator>Ray Lischner</meta:initial-creator>
    <meta:creation-date>2006-03-30T10:01:31</meta:creation-date>
    <dc:creator>Ray Lischner</dc:creator>
    <dc:date>2006-09-25T11:08:56</dc:date>
    <dc:language>en-US</dc:language>
    <meta:editing-cycles>119</meta:editing-cycles>
    <meta:editing-duration>P3DT0H29M52S</meta:editing-duration>
    <meta:user-defined meta:name="codex-configfile">apress-cpp-dox.xml</meta:user-defined>
    <meta:user-defined meta:name="codex-chapter-number">9</meta:user-defined>
    <meta:user-defined meta:name="codex-doxygen"/>
    <meta:user-defined meta:name="Info 4"/>
    <meta:document-statistic meta:table-count="0" meta:image-count="0" meta:object-count="0" meta:page-count="9" meta:paragraph-count="301" meta:word-count="3904" meta:character-count="22505"/>
  </office:meta>
</office:document-meta>
</file>